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38.04pt"/>
    </style:style>
    <style:style style:name="co6" style:family="table-column">
      <style:table-column-properties fo:break-before="auto" style:column-width="55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t_nicodg_e_2022_05_26_00_45_10_out-times-summary" table:style-name="ta1">
        <table:shapes>
          <draw:frame draw:z-index="0" draw:style-name="gr1" draw:text-style-name="P1" svg:width="1249.71pt" svg:height="341.09pt" svg:x="628.53pt" svg:y="3pt">
            <draw:object draw:notify-on-update-of-ranges="'vt_nicodg_e_2022_05_26_00_45_10_out-times-summary'.D1:'vt_nicodg_e_2022_05_26_00_45_10_out-times-summary'.D1 'vt_nicodg_e_2022_05_26_00_45_10_out-times-summary'.D2:'vt_nicodg_e_2022_05_26_00_45_10_out-times-summary'.D181 'vt_nicodg_e_2022_05_26_00_45_10_out-times-summary'.F1:'vt_nicodg_e_2022_05_26_00_45_10_out-times-summary'.F1 'vt_nicodg_e_2022_05_26_00_45_10_out-times-summary'.F2:'vt_nicodg_e_2022_05_26_00_45_10_out-times-summary'.F181 'vt_nicodg_e_2022_05_26_00_45_10_out-times-summary'.K1:'vt_nicodg_e_2022_05_26_00_45_10_out-times-summary'.K1 'vt_nicodg_e_2022_05_26_00_45_10_out-times-summary'.K2:'vt_nicodg_e_2022_05_26_00_45_10_out-times-summary'.K1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09.23pt" svg:height="255.09pt" svg:x="643.49pt" svg:y="344.66pt">
            <draw:object draw:notify-on-update-of-ranges="'vt_nicodg_e_2022_05_26_00_45_10_out-times-summary'.F1:'vt_nicodg_e_2022_05_26_00_45_10_out-times-summary'.F1 'vt_nicodg_e_2022_05_26_00_45_10_out-times-summary'.F2:'vt_nicodg_e_2022_05_26_00_45_10_out-times-summary'.F181 'vt_nicodg_e_2022_05_26_00_45_10_out-times-summary'.H1:'vt_nicodg_e_2022_05_26_00_45_10_out-times-summary'.H1 'vt_nicodg_e_2022_05_26_00_45_10_out-times-summary'.H2:'vt_nicodg_e_2022_05_26_00_45_10_out-times-summary'.H181 'vt_nicodg_e_2022_05_26_00_45_10_out-times-summary'.L1:'vt_nicodg_e_2022_05_26_00_45_10_out-times-summary'.L1 'vt_nicodg_e_2022_05_26_00_45_10_out-times-summary'.L2:'vt_nicodg_e_2022_05_26_00_45_10_out-times-summary'.L1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primer beep</text:p>
          </table:table-cell>
          <table:table-cell office:value-type="string" calcext:value-type="string">
            <text:p>segundo beep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vmr prendida</text:p>
          </table:table-cell>
          <table:table-cell office:value-type="string" calcext:value-type="string">
            <text:p>bloque</text:p>
          </table:table-cell>
          <table:table-cell office:value-type="string" calcext:value-type="string">
            <text:p>sonido</text:p>
          </table:table-cell>
          <table:table-cell office:value-type="string" calcext:value-type="string">
            <text:p>tipo fuerza</text:p>
          </table:table-cell>
          <table:table-cell office:value-type="string" calcext:value-type="string">
            <text:p>trial exitoso</text:p>
          </table:table-cell>
          <table:table-cell office:value-type="string" calcext:value-type="string">
            <text:p>periodo reproducido</text:p>
          </table:table-cell>
          <table:table-cell office:value-type="string" calcext:value-type="string">
            <text:p>diferenci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1.203" calcext:value-type="float">
            <text:p>431.203</text:p>
          </table:table-cell>
          <table:table-cell office:value-type="float" office:value="846.236" calcext:value-type="float">
            <text:p>846.236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]-[.B2]" office:value-type="float" office:value="415.033" calcext:value-type="float">
            <text:p>415.033</text:p>
          </table:table-cell>
          <table:table-cell table:formula="of:=[.K2]-[.D2]" office:value-type="float" office:value="82.033" calcext:value-type="float">
            <text:p>82.0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6.565" calcext:value-type="float">
            <text:p>436.565</text:p>
          </table:table-cell>
          <table:table-cell office:value-type="float" office:value="835.028" calcext:value-type="float">
            <text:p>835.028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]-[.B3]" office:value-type="float" office:value="398.463" calcext:value-type="float">
            <text:p>398.463</text:p>
          </table:table-cell>
          <table:table-cell table:formula="of:=[.K3]-[.D3]" office:value-type="float" office:value="65.463" calcext:value-type="float">
            <text:p>65.4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5.488" calcext:value-type="float">
            <text:p>475.488</text:p>
          </table:table-cell>
          <table:table-cell office:value-type="float" office:value="804.8" calcext:value-type="float">
            <text:p>804.8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]-[.B4]" office:value-type="float" office:value="329.312" calcext:value-type="float">
            <text:p>329.312</text:p>
          </table:table-cell>
          <table:table-cell table:formula="of:=[.K4]-[.D4]" office:value-type="float" office:value="-3.68800000000004" calcext:value-type="float">
            <text:p>-3.688000000000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7.414" calcext:value-type="float">
            <text:p>417.414</text:p>
          </table:table-cell>
          <table:table-cell office:value-type="float" office:value="773.9" calcext:value-type="float">
            <text:p>773.9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]-[.B5]" office:value-type="float" office:value="356.486" calcext:value-type="float">
            <text:p>356.486</text:p>
          </table:table-cell>
          <table:table-cell table:formula="of:=[.K5]-[.D5]" office:value-type="float" office:value="23.486" calcext:value-type="float">
            <text:p>23.4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2.728" calcext:value-type="float">
            <text:p>392.728</text:p>
          </table:table-cell>
          <table:table-cell office:value-type="float" office:value="705.72" calcext:value-type="float">
            <text:p>705.72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]-[.B6]" office:value-type="float" office:value="312.992" calcext:value-type="float">
            <text:p>312.992</text:p>
          </table:table-cell>
          <table:table-cell table:formula="of:=[.K6]-[.D6]" office:value-type="float" office:value="-20.008" calcext:value-type="float">
            <text:p>-20.0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3.758" calcext:value-type="float">
            <text:p>853.758</text:p>
          </table:table-cell>
          <table:table-cell office:value-type="float" office:value="1270.88" calcext:value-type="float">
            <text:p>1270.88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]-[.B7]" office:value-type="float" office:value="417.122" calcext:value-type="float">
            <text:p>417.122</text:p>
          </table:table-cell>
          <table:table-cell table:formula="of:=[.K7]-[.D7]" office:value-type="float" office:value="84.1220000000001" calcext:value-type="float">
            <text:p>84.12200000000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2.548" calcext:value-type="float">
            <text:p>482.548</text:p>
          </table:table-cell>
          <table:table-cell office:value-type="float" office:value="828.913" calcext:value-type="float">
            <text:p>828.913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]-[.B8]" office:value-type="float" office:value="346.365" calcext:value-type="float">
            <text:p>346.365</text:p>
          </table:table-cell>
          <table:table-cell table:formula="of:=[.K8]-[.D8]" office:value-type="float" office:value="13.365" calcext:value-type="float">
            <text:p>13.3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3.251" calcext:value-type="float">
            <text:p>583.251</text:p>
          </table:table-cell>
          <table:table-cell office:value-type="float" office:value="959.987" calcext:value-type="float">
            <text:p>959.987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]-[.B9]" office:value-type="float" office:value="376.736" calcext:value-type="float">
            <text:p>376.736</text:p>
          </table:table-cell>
          <table:table-cell table:formula="of:=[.K9]-[.D9]" office:value-type="float" office:value="43.736" calcext:value-type="float">
            <text:p>43.7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2.085" calcext:value-type="float">
            <text:p>542.085</text:p>
          </table:table-cell>
          <table:table-cell office:value-type="float" office:value="854.968" calcext:value-type="float">
            <text:p>854.968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]-[.B10]" office:value-type="float" office:value="312.883" calcext:value-type="float">
            <text:p>312.883</text:p>
          </table:table-cell>
          <table:table-cell table:formula="of:=[.K10]-[.D10]" office:value-type="float" office:value="-20.1170000000001" calcext:value-type="float">
            <text:p>-20.1170000000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8.201" calcext:value-type="float">
            <text:p>488.201</text:p>
          </table:table-cell>
          <table:table-cell office:value-type="float" office:value="845.286" calcext:value-type="float">
            <text:p>845.286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]-[.B11]" office:value-type="float" office:value="357.085" calcext:value-type="float">
            <text:p>357.085</text:p>
          </table:table-cell>
          <table:table-cell table:formula="of:=[.K11]-[.D11]" office:value-type="float" office:value="24.0849999999999" calcext:value-type="float">
            <text:p>24.0849999999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9.553" calcext:value-type="float">
            <text:p>499.553</text:p>
          </table:table-cell>
          <table:table-cell office:value-type="float" office:value="904.104" calcext:value-type="float">
            <text:p>904.104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]-[.B12]" office:value-type="float" office:value="404.551" calcext:value-type="float">
            <text:p>404.551</text:p>
          </table:table-cell>
          <table:table-cell table:formula="of:=[.K12]-[.D12]" office:value-type="float" office:value="71.551" calcext:value-type="float">
            <text:p>71.5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5.217" calcext:value-type="float">
            <text:p>545.217</text:p>
          </table:table-cell>
          <table:table-cell office:value-type="float" office:value="972.489" calcext:value-type="float">
            <text:p>972.489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]-[.B13]" office:value-type="float" office:value="427.272" calcext:value-type="float">
            <text:p>427.272</text:p>
          </table:table-cell>
          <table:table-cell table:formula="of:=[.K13]-[.D13]" office:value-type="float" office:value="94.272" calcext:value-type="float">
            <text:p>94.2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5.147" calcext:value-type="float">
            <text:p>565.147</text:p>
          </table:table-cell>
          <table:table-cell office:value-type="float" office:value="977.653" calcext:value-type="float">
            <text:p>977.653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]-[.B14]" office:value-type="float" office:value="412.506" calcext:value-type="float">
            <text:p>412.506</text:p>
          </table:table-cell>
          <table:table-cell table:formula="of:=[.K14]-[.D14]" office:value-type="float" office:value="79.506" calcext:value-type="float">
            <text:p>79.5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5.931" calcext:value-type="float">
            <text:p>505.931</text:p>
          </table:table-cell>
          <table:table-cell office:value-type="float" office:value="948.625" calcext:value-type="float">
            <text:p>948.625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]-[.B15]" office:value-type="float" office:value="442.694" calcext:value-type="float">
            <text:p>442.694</text:p>
          </table:table-cell>
          <table:table-cell table:formula="of:=[.K15]-[.D15]" office:value-type="float" office:value="109.694" calcext:value-type="float">
            <text:p>109.6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61.26" calcext:value-type="float">
            <text:p>1061.26</text:p>
          </table:table-cell>
          <table:table-cell office:value-type="float" office:value="1483.68" calcext:value-type="float">
            <text:p>1483.68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]-[.B16]" office:value-type="float" office:value="422.42" calcext:value-type="float">
            <text:p>422.42</text:p>
          </table:table-cell>
          <table:table-cell table:formula="of:=[.K16]-[.D16]" office:value-type="float" office:value="89.4200000000001" calcext:value-type="float">
            <text:p>89.42000000000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4.876" calcext:value-type="float">
            <text:p>964.876</text:p>
          </table:table-cell>
          <table:table-cell office:value-type="float" office:value="1347.32" calcext:value-type="float">
            <text:p>1347.32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]-[.B17]" office:value-type="float" office:value="382.444" calcext:value-type="float">
            <text:p>382.444</text:p>
          </table:table-cell>
          <table:table-cell table:formula="of:=[.K17]-[.D17]" office:value-type="float" office:value="49.444" calcext:value-type="float">
            <text:p>49.4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5.717" calcext:value-type="float">
            <text:p>455.717</text:p>
          </table:table-cell>
          <table:table-cell office:value-type="float" office:value="823.047" calcext:value-type="float">
            <text:p>823.047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8]-[.B18]" office:value-type="float" office:value="367.33" calcext:value-type="float">
            <text:p>367.33</text:p>
          </table:table-cell>
          <table:table-cell table:formula="of:=[.K18]-[.D18]" office:value-type="float" office:value="34.33" calcext:value-type="float">
            <text:p>34.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7.461" calcext:value-type="float">
            <text:p>457.461</text:p>
          </table:table-cell>
          <table:table-cell office:value-type="float" office:value="899.726" calcext:value-type="float">
            <text:p>899.726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9]-[.B19]" office:value-type="float" office:value="442.265" calcext:value-type="float">
            <text:p>442.265</text:p>
          </table:table-cell>
          <table:table-cell table:formula="of:=[.K19]-[.D19]" office:value-type="float" office:value="109.265" calcext:value-type="float">
            <text:p>109.2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9.815" calcext:value-type="float">
            <text:p>429.815</text:p>
          </table:table-cell>
          <table:table-cell office:value-type="float" office:value="779.532" calcext:value-type="float">
            <text:p>779.532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0]-[.B20]" office:value-type="float" office:value="349.717" calcext:value-type="float">
            <text:p>349.717</text:p>
          </table:table-cell>
          <table:table-cell table:formula="of:=[.K20]-[.D20]" office:value-type="float" office:value="16.717" calcext:value-type="float">
            <text:p>16.7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7.285" calcext:value-type="float">
            <text:p>477.285</text:p>
          </table:table-cell>
          <table:table-cell office:value-type="float" office:value="821.195" calcext:value-type="float">
            <text:p>821.195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1]-[.B21]" office:value-type="float" office:value="343.91" calcext:value-type="float">
            <text:p>343.91</text:p>
          </table:table-cell>
          <table:table-cell table:formula="of:=[.K21]-[.D21]" office:value-type="float" office:value="10.91" calcext:value-type="float">
            <text:p>10.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77.23" calcext:value-type="float">
            <text:p>877.23</text:p>
          </table:table-cell>
          <table:table-cell office:value-type="float" office:value="1460.65" calcext:value-type="float">
            <text:p>1460.65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2]-[.B22]" office:value-type="float" office:value="583.42" calcext:value-type="float">
            <text:p>583.42</text:p>
          </table:table-cell>
          <table:table-cell table:formula="of:=[.K22]-[.D22]" office:value-type="float" office:value="250.42" calcext:value-type="float">
            <text:p>250.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6.465" calcext:value-type="float">
            <text:p>556.465</text:p>
          </table:table-cell>
          <table:table-cell office:value-type="float" office:value="1253.58" calcext:value-type="float">
            <text:p>1253.58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3]-[.B23]" office:value-type="float" office:value="697.115" calcext:value-type="float">
            <text:p>697.115</text:p>
          </table:table-cell>
          <table:table-cell table:formula="of:=[.K23]-[.D23]" office:value-type="float" office:value="364.115" calcext:value-type="float">
            <text:p>364.1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73.392" calcext:value-type="float">
            <text:p>773.392</text:p>
          </table:table-cell>
          <table:table-cell office:value-type="float" office:value="1400.67" calcext:value-type="float">
            <text:p>1400.67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4]-[.B24]" office:value-type="float" office:value="627.278" calcext:value-type="float">
            <text:p>627.278</text:p>
          </table:table-cell>
          <table:table-cell table:formula="of:=[.K24]-[.D24]" office:value-type="float" office:value="294.278" calcext:value-type="float">
            <text:p>294.2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3.307" calcext:value-type="float">
            <text:p>513.307</text:p>
          </table:table-cell>
          <table:table-cell office:value-type="float" office:value="984.189" calcext:value-type="float">
            <text:p>984.189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5]-[.B25]" office:value-type="float" office:value="470.882" calcext:value-type="float">
            <text:p>470.882</text:p>
          </table:table-cell>
          <table:table-cell table:formula="of:=[.K25]-[.D25]" office:value-type="float" office:value="137.882" calcext:value-type="float">
            <text:p>137.8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9.989" calcext:value-type="float">
            <text:p>489.989</text:p>
          </table:table-cell>
          <table:table-cell office:value-type="float" office:value="1211.18" calcext:value-type="float">
            <text:p>1211.18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6]-[.B26]" office:value-type="float" office:value="721.191" calcext:value-type="float">
            <text:p>721.191</text:p>
          </table:table-cell>
          <table:table-cell table:formula="of:=[.K26]-[.D26]" office:value-type="float" office:value="388.191" calcext:value-type="float">
            <text:p>388.1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1.015" calcext:value-type="float">
            <text:p>511.015</text:p>
          </table:table-cell>
          <table:table-cell office:value-type="float" office:value="1035.55" calcext:value-type="float">
            <text:p>1035.55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7]-[.B27]" office:value-type="float" office:value="524.535" calcext:value-type="float">
            <text:p>524.535</text:p>
          </table:table-cell>
          <table:table-cell table:formula="of:=[.K27]-[.D27]" office:value-type="float" office:value="191.535" calcext:value-type="float">
            <text:p>191.5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6.089" calcext:value-type="float">
            <text:p>496.089</text:p>
          </table:table-cell>
          <table:table-cell office:value-type="float" office:value="1053.42" calcext:value-type="float">
            <text:p>1053.42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8]-[.B28]" office:value-type="float" office:value="557.331" calcext:value-type="float">
            <text:p>557.331</text:p>
          </table:table-cell>
          <table:table-cell table:formula="of:=[.K28]-[.D28]" office:value-type="float" office:value="224.331" calcext:value-type="float">
            <text:p>224.3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37.47" calcext:value-type="float">
            <text:p>537.47</text:p>
          </table:table-cell>
          <table:table-cell office:value-type="float" office:value="973.038" calcext:value-type="float">
            <text:p>973.038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9]-[.B29]" office:value-type="float" office:value="435.568" calcext:value-type="float">
            <text:p>435.568</text:p>
          </table:table-cell>
          <table:table-cell table:formula="of:=[.K29]-[.D29]" office:value-type="float" office:value="102.568" calcext:value-type="float">
            <text:p>102.5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64.326" calcext:value-type="float">
            <text:p>564.326</text:p>
          </table:table-cell>
          <table:table-cell office:value-type="float" office:value="1041.08" calcext:value-type="float">
            <text:p>1041.08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0]-[.B30]" office:value-type="float" office:value="476.754" calcext:value-type="float">
            <text:p>476.754</text:p>
          </table:table-cell>
          <table:table-cell table:formula="of:=[.K30]-[.D30]" office:value-type="float" office:value="143.754" calcext:value-type="float">
            <text:p>143.7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8.706" calcext:value-type="float">
            <text:p>558.706</text:p>
          </table:table-cell>
          <table:table-cell office:value-type="float" office:value="999.746" calcext:value-type="float">
            <text:p>999.746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1]-[.B31]" office:value-type="float" office:value="441.04" calcext:value-type="float">
            <text:p>441.04</text:p>
          </table:table-cell>
          <table:table-cell table:formula="of:=[.K31]-[.D31]" office:value-type="float" office:value="108.04" calcext:value-type="float">
            <text:p>108.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8.256" calcext:value-type="float">
            <text:p>488.256</text:p>
          </table:table-cell>
          <table:table-cell office:value-type="float" office:value="1047.11" calcext:value-type="float">
            <text:p>1047.11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2]-[.B32]" office:value-type="float" office:value="558.854" calcext:value-type="float">
            <text:p>558.854</text:p>
          </table:table-cell>
          <table:table-cell table:formula="of:=[.K32]-[.D32]" office:value-type="float" office:value="225.854" calcext:value-type="float">
            <text:p>225.8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8.633" calcext:value-type="float">
            <text:p>548.633</text:p>
          </table:table-cell>
          <table:table-cell office:value-type="float" office:value="990.399" calcext:value-type="float">
            <text:p>990.399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3]-[.B33]" office:value-type="float" office:value="441.766" calcext:value-type="float">
            <text:p>441.766</text:p>
          </table:table-cell>
          <table:table-cell table:formula="of:=[.K33]-[.D33]" office:value-type="float" office:value="108.766" calcext:value-type="float">
            <text:p>108.7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9.803" calcext:value-type="float">
            <text:p>479.803</text:p>
          </table:table-cell>
          <table:table-cell office:value-type="float" office:value="1040.9" calcext:value-type="float">
            <text:p>1040.9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4]-[.B34]" office:value-type="float" office:value="561.097" calcext:value-type="float">
            <text:p>561.097</text:p>
          </table:table-cell>
          <table:table-cell table:formula="of:=[.K34]-[.D34]" office:value-type="float" office:value="228.097" calcext:value-type="float">
            <text:p>228.09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3.83" calcext:value-type="float">
            <text:p>503.83</text:p>
          </table:table-cell>
          <table:table-cell office:value-type="float" office:value="1029.05" calcext:value-type="float">
            <text:p>1029.05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5]-[.B35]" office:value-type="float" office:value="525.22" calcext:value-type="float">
            <text:p>525.22</text:p>
          </table:table-cell>
          <table:table-cell table:formula="of:=[.K35]-[.D35]" office:value-type="float" office:value="192.22" calcext:value-type="float">
            <text:p>192.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5.838" calcext:value-type="float">
            <text:p>465.838</text:p>
          </table:table-cell>
          <table:table-cell office:value-type="float" office:value="791.067" calcext:value-type="float">
            <text:p>791.067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6]-[.B36]" office:value-type="float" office:value="325.229" calcext:value-type="float">
            <text:p>325.229</text:p>
          </table:table-cell>
          <table:table-cell table:formula="of:=[.K36]-[.D36]" office:value-type="float" office:value="-7.77100000000002" calcext:value-type="float">
            <text:p>-7.771000000000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8.728" calcext:value-type="float">
            <text:p>458.728</text:p>
          </table:table-cell>
          <table:table-cell office:value-type="float" office:value="876.076" calcext:value-type="float">
            <text:p>876.076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7]-[.B37]" office:value-type="float" office:value="417.348" calcext:value-type="float">
            <text:p>417.348</text:p>
          </table:table-cell>
          <table:table-cell table:formula="of:=[.K37]-[.D37]" office:value-type="float" office:value="84.348" calcext:value-type="float">
            <text:p>84.3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36.872" calcext:value-type="float">
            <text:p>436.872</text:p>
          </table:table-cell>
          <table:table-cell office:value-type="float" office:value="824.864" calcext:value-type="float">
            <text:p>824.864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8]-[.B38]" office:value-type="float" office:value="387.992" calcext:value-type="float">
            <text:p>387.992</text:p>
          </table:table-cell>
          <table:table-cell table:formula="of:=[.K38]-[.D38]" office:value-type="float" office:value="54.992" calcext:value-type="float">
            <text:p>54.9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6.631" calcext:value-type="float">
            <text:p>446.631</text:p>
          </table:table-cell>
          <table:table-cell office:value-type="float" office:value="944.998" calcext:value-type="float">
            <text:p>944.998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9]-[.B39]" office:value-type="float" office:value="498.367" calcext:value-type="float">
            <text:p>498.367</text:p>
          </table:table-cell>
          <table:table-cell table:formula="of:=[.K39]-[.D39]" office:value-type="float" office:value="165.367" calcext:value-type="float">
            <text:p>165.3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32.431" calcext:value-type="float">
            <text:p>532.431</text:p>
          </table:table-cell>
          <table:table-cell office:value-type="float" office:value="980.149" calcext:value-type="float">
            <text:p>980.149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0]-[.B40]" office:value-type="float" office:value="447.718" calcext:value-type="float">
            <text:p>447.718</text:p>
          </table:table-cell>
          <table:table-cell table:formula="of:=[.K40]-[.D40]" office:value-type="float" office:value="114.718" calcext:value-type="float">
            <text:p>114.7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3.266" calcext:value-type="float">
            <text:p>493.266</text:p>
          </table:table-cell>
          <table:table-cell office:value-type="float" office:value="815.615" calcext:value-type="float">
            <text:p>815.615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1]-[.B41]" office:value-type="float" office:value="322.349" calcext:value-type="float">
            <text:p>322.349</text:p>
          </table:table-cell>
          <table:table-cell table:formula="of:=[.K41]-[.D41]" office:value-type="float" office:value="-10.651" calcext:value-type="float">
            <text:p>-10.6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40.159" calcext:value-type="float">
            <text:p>540.159</text:p>
          </table:table-cell>
          <table:table-cell office:value-type="float" office:value="917.128" calcext:value-type="float">
            <text:p>917.128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2]-[.B42]" office:value-type="float" office:value="376.969" calcext:value-type="float">
            <text:p>376.969</text:p>
          </table:table-cell>
          <table:table-cell table:formula="of:=[.K42]-[.D42]" office:value-type="float" office:value="43.9690000000001" calcext:value-type="float">
            <text:p>43.96900000000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53.889" calcext:value-type="float">
            <text:p>553.889</text:p>
          </table:table-cell>
          <table:table-cell office:value-type="float" office:value="928.479" calcext:value-type="float">
            <text:p>928.479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3]-[.B43]" office:value-type="float" office:value="374.59" calcext:value-type="float">
            <text:p>374.59</text:p>
          </table:table-cell>
          <table:table-cell table:formula="of:=[.K43]-[.D43]" office:value-type="float" office:value="41.59" calcext:value-type="float">
            <text:p>41.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32.539" calcext:value-type="float">
            <text:p>532.539</text:p>
          </table:table-cell>
          <table:table-cell office:value-type="float" office:value="961.121" calcext:value-type="float">
            <text:p>961.121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4]-[.B44]" office:value-type="float" office:value="428.582" calcext:value-type="float">
            <text:p>428.582</text:p>
          </table:table-cell>
          <table:table-cell table:formula="of:=[.K44]-[.D44]" office:value-type="float" office:value="95.582" calcext:value-type="float">
            <text:p>95.5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1.506" calcext:value-type="float">
            <text:p>431.506</text:p>
          </table:table-cell>
          <table:table-cell office:value-type="float" office:value="826.837" calcext:value-type="float">
            <text:p>826.837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5]-[.B45]" office:value-type="float" office:value="395.331" calcext:value-type="float">
            <text:p>395.331</text:p>
          </table:table-cell>
          <table:table-cell table:formula="of:=[.K45]-[.D45]" office:value-type="float" office:value="62.331" calcext:value-type="float">
            <text:p>62.3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0.032" calcext:value-type="float">
            <text:p>450.032</text:p>
          </table:table-cell>
          <table:table-cell office:value-type="float" office:value="906.996" calcext:value-type="float">
            <text:p>906.996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6]-[.B46]" office:value-type="float" office:value="456.964" calcext:value-type="float">
            <text:p>456.964</text:p>
          </table:table-cell>
          <table:table-cell table:formula="of:=[.K46]-[.D46]" office:value-type="float" office:value="123.964" calcext:value-type="float">
            <text:p>123.9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3.398" calcext:value-type="float">
            <text:p>483.398</text:p>
          </table:table-cell>
          <table:table-cell office:value-type="float" office:value="834.027" calcext:value-type="float">
            <text:p>834.027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7]-[.B47]" office:value-type="float" office:value="350.629" calcext:value-type="float">
            <text:p>350.629</text:p>
          </table:table-cell>
          <table:table-cell table:formula="of:=[.K47]-[.D47]" office:value-type="float" office:value="17.629" calcext:value-type="float">
            <text:p>17.62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3.35" calcext:value-type="float">
            <text:p>413.35</text:p>
          </table:table-cell>
          <table:table-cell office:value-type="float" office:value="778.494" calcext:value-type="float">
            <text:p>778.49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8]-[.B48]" office:value-type="float" office:value="365.144" calcext:value-type="float">
            <text:p>365.144</text:p>
          </table:table-cell>
          <table:table-cell table:formula="of:=[.K48]-[.D48]" office:value-type="float" office:value="32.144" calcext:value-type="float">
            <text:p>32.1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4.122" calcext:value-type="float">
            <text:p>464.122</text:p>
          </table:table-cell>
          <table:table-cell office:value-type="float" office:value="839.527" calcext:value-type="float">
            <text:p>839.527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9]-[.B49]" office:value-type="float" office:value="375.405" calcext:value-type="float">
            <text:p>375.405</text:p>
          </table:table-cell>
          <table:table-cell table:formula="of:=[.K49]-[.D49]" office:value-type="float" office:value="42.405" calcext:value-type="float">
            <text:p>42.4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4.808" calcext:value-type="float">
            <text:p>494.808</text:p>
          </table:table-cell>
          <table:table-cell office:value-type="float" office:value="899.157" calcext:value-type="float">
            <text:p>899.157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0]-[.B50]" office:value-type="float" office:value="404.349" calcext:value-type="float">
            <text:p>404.349</text:p>
          </table:table-cell>
          <table:table-cell table:formula="of:=[.K50]-[.D50]" office:value-type="float" office:value="71.349" calcext:value-type="float">
            <text:p>71.3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0.853" calcext:value-type="float">
            <text:p>430.853</text:p>
          </table:table-cell>
          <table:table-cell office:value-type="float" office:value="804.948" calcext:value-type="float">
            <text:p>804.948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1]-[.B51]" office:value-type="float" office:value="374.095" calcext:value-type="float">
            <text:p>374.095</text:p>
          </table:table-cell>
          <table:table-cell table:formula="of:=[.K51]-[.D51]" office:value-type="float" office:value="41.095" calcext:value-type="float">
            <text:p>41.0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3.26" calcext:value-type="float">
            <text:p>533.26</text:p>
          </table:table-cell>
          <table:table-cell office:value-type="float" office:value="938.224" calcext:value-type="float">
            <text:p>938.22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2]-[.B52]" office:value-type="float" office:value="404.964" calcext:value-type="float">
            <text:p>404.964</text:p>
          </table:table-cell>
          <table:table-cell table:formula="of:=[.K52]-[.D52]" office:value-type="float" office:value="71.9640000000001" calcext:value-type="float">
            <text:p>71.96400000000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2.964" calcext:value-type="float">
            <text:p>492.964</text:p>
          </table:table-cell>
          <table:table-cell office:value-type="float" office:value="957.825" calcext:value-type="float">
            <text:p>957.825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3]-[.B53]" office:value-type="float" office:value="464.861" calcext:value-type="float">
            <text:p>464.861</text:p>
          </table:table-cell>
          <table:table-cell table:formula="of:=[.K53]-[.D53]" office:value-type="float" office:value="131.861" calcext:value-type="float">
            <text:p>131.86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7.269" calcext:value-type="float">
            <text:p>487.269</text:p>
          </table:table-cell>
          <table:table-cell office:value-type="float" office:value="1016.5" calcext:value-type="float">
            <text:p>1016.5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4]-[.B54]" office:value-type="float" office:value="529.231" calcext:value-type="float">
            <text:p>529.231</text:p>
          </table:table-cell>
          <table:table-cell table:formula="of:=[.K54]-[.D54]" office:value-type="float" office:value="196.231" calcext:value-type="float">
            <text:p>196.23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91.677" calcext:value-type="float">
            <text:p>491.677</text:p>
          </table:table-cell>
          <table:table-cell office:value-type="float" office:value="872.638" calcext:value-type="float">
            <text:p>872.638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5]-[.B55]" office:value-type="float" office:value="380.961" calcext:value-type="float">
            <text:p>380.961</text:p>
          </table:table-cell>
          <table:table-cell table:formula="of:=[.K55]-[.D55]" office:value-type="float" office:value="47.961" calcext:value-type="float">
            <text:p>47.96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68.53" calcext:value-type="float">
            <text:p>1068.53</text:p>
          </table:table-cell>
          <table:table-cell office:value-type="float" office:value="1445.7" calcext:value-type="float">
            <text:p>1445.7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6]-[.B56]" office:value-type="float" office:value="377.17" calcext:value-type="float">
            <text:p>377.17</text:p>
          </table:table-cell>
          <table:table-cell table:formula="of:=[.K56]-[.D56]" office:value-type="float" office:value="44.1700000000001" calcext:value-type="float">
            <text:p>44.17000000000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22.562" calcext:value-type="float">
            <text:p>922.562</text:p>
          </table:table-cell>
          <table:table-cell office:value-type="float" office:value="1340.97" calcext:value-type="float">
            <text:p>1340.97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7]-[.B57]" office:value-type="float" office:value="418.408" calcext:value-type="float">
            <text:p>418.408</text:p>
          </table:table-cell>
          <table:table-cell table:formula="of:=[.K57]-[.D57]" office:value-type="float" office:value="85.408" calcext:value-type="float">
            <text:p>85.40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98.93" calcext:value-type="float">
            <text:p>998.93</text:p>
          </table:table-cell>
          <table:table-cell office:value-type="float" office:value="1362.46" calcext:value-type="float">
            <text:p>1362.46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8]-[.B58]" office:value-type="float" office:value="363.53" calcext:value-type="float">
            <text:p>363.53</text:p>
          </table:table-cell>
          <table:table-cell table:formula="of:=[.K58]-[.D58]" office:value-type="float" office:value="30.5300000000001" calcext:value-type="float">
            <text:p>30.53000000000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96.916" calcext:value-type="float">
            <text:p>696.916</text:p>
          </table:table-cell>
          <table:table-cell office:value-type="float" office:value="1161.94" calcext:value-type="float">
            <text:p>1161.9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9]-[.B59]" office:value-type="float" office:value="465.024" calcext:value-type="float">
            <text:p>465.024</text:p>
          </table:table-cell>
          <table:table-cell table:formula="of:=[.K59]-[.D59]" office:value-type="float" office:value="132.024" calcext:value-type="float">
            <text:p>132.02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92.766" calcext:value-type="float">
            <text:p>492.766</text:p>
          </table:table-cell>
          <table:table-cell office:value-type="float" office:value="843.613" calcext:value-type="float">
            <text:p>843.613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0]-[.B60]" office:value-type="float" office:value="350.847" calcext:value-type="float">
            <text:p>350.847</text:p>
          </table:table-cell>
          <table:table-cell table:formula="of:=[.K60]-[.D60]" office:value-type="float" office:value="17.847" calcext:value-type="float">
            <text:p>17.84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5.06" calcext:value-type="float">
            <text:p>635.06</text:p>
          </table:table-cell>
          <table:table-cell office:value-type="float" office:value="998.359" calcext:value-type="float">
            <text:p>998.359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1]-[.B61]" office:value-type="float" office:value="363.299" calcext:value-type="float">
            <text:p>363.299</text:p>
          </table:table-cell>
          <table:table-cell table:formula="of:=[.K61]-[.D61]" office:value-type="float" office:value="30.2990000000001" calcext:value-type="float">
            <text:p>30.29900000000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8.114" calcext:value-type="float">
            <text:p>438.114</text:p>
          </table:table-cell>
          <table:table-cell office:value-type="float" office:value="833.62" calcext:value-type="float">
            <text:p>833.62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2]-[.B62]" office:value-type="float" office:value="395.506" calcext:value-type="float">
            <text:p>395.506</text:p>
          </table:table-cell>
          <table:table-cell table:formula="of:=[.K62]-[.D62]" office:value-type="float" office:value="-48.494" calcext:value-type="float">
            <text:p>-48.49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78.013" calcext:value-type="float">
            <text:p>478.013</text:p>
          </table:table-cell>
          <table:table-cell office:value-type="float" office:value="925.263" calcext:value-type="float">
            <text:p>925.263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3]-[.B63]" office:value-type="float" office:value="447.25" calcext:value-type="float">
            <text:p>447.25</text:p>
          </table:table-cell>
          <table:table-cell table:formula="of:=[.K63]-[.D63]" office:value-type="float" office:value="3.25000000000006" calcext:value-type="float">
            <text:p>3.250000000000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48.226" calcext:value-type="float">
            <text:p>548.226</text:p>
          </table:table-cell>
          <table:table-cell office:value-type="float" office:value="1052.54" calcext:value-type="float">
            <text:p>1052.54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4]-[.B64]" office:value-type="float" office:value="504.314" calcext:value-type="float">
            <text:p>504.314</text:p>
          </table:table-cell>
          <table:table-cell table:formula="of:=[.K64]-[.D64]" office:value-type="float" office:value="60.314" calcext:value-type="float">
            <text:p>60.3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2.072" calcext:value-type="float">
            <text:p>642.072</text:p>
          </table:table-cell>
          <table:table-cell office:value-type="float" office:value="1163.4" calcext:value-type="float">
            <text:p>1163.4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5]-[.B65]" office:value-type="float" office:value="521.328" calcext:value-type="float">
            <text:p>521.328</text:p>
          </table:table-cell>
          <table:table-cell table:formula="of:=[.K65]-[.D65]" office:value-type="float" office:value="77.3280000000001" calcext:value-type="float">
            <text:p>77.32800000000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68.064" calcext:value-type="float">
            <text:p>468.064</text:p>
          </table:table-cell>
          <table:table-cell office:value-type="float" office:value="944.104" calcext:value-type="float">
            <text:p>944.104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6]-[.B66]" office:value-type="float" office:value="476.04" calcext:value-type="float">
            <text:p>476.04</text:p>
          </table:table-cell>
          <table:table-cell table:formula="of:=[.K66]-[.D66]" office:value-type="float" office:value="32.04" calcext:value-type="float">
            <text:p>32.0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23.574" calcext:value-type="float">
            <text:p>523.574</text:p>
          </table:table-cell>
          <table:table-cell office:value-type="float" office:value="984.39" calcext:value-type="float">
            <text:p>984.39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7]-[.B67]" office:value-type="float" office:value="460.816" calcext:value-type="float">
            <text:p>460.816</text:p>
          </table:table-cell>
          <table:table-cell table:formula="of:=[.K67]-[.D67]" office:value-type="float" office:value="16.816" calcext:value-type="float">
            <text:p>16.8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87.733" calcext:value-type="float">
            <text:p>587.733</text:p>
          </table:table-cell>
          <table:table-cell office:value-type="float" office:value="1000.45" calcext:value-type="float">
            <text:p>1000.45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8]-[.B68]" office:value-type="float" office:value="412.717" calcext:value-type="float">
            <text:p>412.717</text:p>
          </table:table-cell>
          <table:table-cell table:formula="of:=[.K68]-[.D68]" office:value-type="float" office:value="-31.2829999999999" calcext:value-type="float">
            <text:p>-31.282999999999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30.705" calcext:value-type="float">
            <text:p>430.705</text:p>
          </table:table-cell>
          <table:table-cell office:value-type="float" office:value="770.837" calcext:value-type="float">
            <text:p>770.837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9]-[.B69]" office:value-type="float" office:value="340.132" calcext:value-type="float">
            <text:p>340.132</text:p>
          </table:table-cell>
          <table:table-cell table:formula="of:=[.K69]-[.D69]" office:value-type="float" office:value="-103.868" calcext:value-type="float">
            <text:p>-103.8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3.208" calcext:value-type="float">
            <text:p>503.208</text:p>
          </table:table-cell>
          <table:table-cell office:value-type="float" office:value="1028.43" calcext:value-type="float">
            <text:p>1028.43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0]-[.B70]" office:value-type="float" office:value="525.222" calcext:value-type="float">
            <text:p>525.222</text:p>
          </table:table-cell>
          <table:table-cell table:formula="of:=[.K70]-[.D70]" office:value-type="float" office:value="81.222" calcext:value-type="float">
            <text:p>81.2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58.292" calcext:value-type="float">
            <text:p>558.292</text:p>
          </table:table-cell>
          <table:table-cell office:value-type="float" office:value="1073.01" calcext:value-type="float">
            <text:p>1073.01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1]-[.B71]" office:value-type="float" office:value="514.718" calcext:value-type="float">
            <text:p>514.718</text:p>
          </table:table-cell>
          <table:table-cell table:formula="of:=[.K71]-[.D71]" office:value-type="float" office:value="70.718" calcext:value-type="float">
            <text:p>70.7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.44" calcext:value-type="float">
            <text:p>500.44</text:p>
          </table:table-cell>
          <table:table-cell office:value-type="float" office:value="1027.61" calcext:value-type="float">
            <text:p>1027.61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2]-[.B72]" office:value-type="float" office:value="527.17" calcext:value-type="float">
            <text:p>527.17</text:p>
          </table:table-cell>
          <table:table-cell table:formula="of:=[.K72]-[.D72]" office:value-type="float" office:value="83.1699999999998" calcext:value-type="float">
            <text:p>83.169999999999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02.501" calcext:value-type="float">
            <text:p>602.501</text:p>
          </table:table-cell>
          <table:table-cell office:value-type="float" office:value="1087.03" calcext:value-type="float">
            <text:p>1087.03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3]-[.B73]" office:value-type="float" office:value="484.529" calcext:value-type="float">
            <text:p>484.529</text:p>
          </table:table-cell>
          <table:table-cell table:formula="of:=[.K73]-[.D73]" office:value-type="float" office:value="40.529" calcext:value-type="float">
            <text:p>40.5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45.694" calcext:value-type="float">
            <text:p>545.694</text:p>
          </table:table-cell>
          <table:table-cell office:value-type="float" office:value="1037.41" calcext:value-type="float">
            <text:p>1037.41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4]-[.B74]" office:value-type="float" office:value="491.716" calcext:value-type="float">
            <text:p>491.716</text:p>
          </table:table-cell>
          <table:table-cell table:formula="of:=[.K74]-[.D74]" office:value-type="float" office:value="47.7160000000001" calcext:value-type="float">
            <text:p>47.71600000000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55.501" calcext:value-type="float">
            <text:p>455.501</text:p>
          </table:table-cell>
          <table:table-cell office:value-type="float" office:value="993.692" calcext:value-type="float">
            <text:p>993.692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5]-[.B75]" office:value-type="float" office:value="538.191" calcext:value-type="float">
            <text:p>538.191</text:p>
          </table:table-cell>
          <table:table-cell table:formula="of:=[.K75]-[.D75]" office:value-type="float" office:value="94.191" calcext:value-type="float">
            <text:p>94.19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1.591" calcext:value-type="float">
            <text:p>381.591</text:p>
          </table:table-cell>
          <table:table-cell office:value-type="float" office:value="880.28" calcext:value-type="float">
            <text:p>880.28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6]-[.B76]" office:value-type="float" office:value="498.689" calcext:value-type="float">
            <text:p>498.689</text:p>
          </table:table-cell>
          <table:table-cell table:formula="of:=[.K76]-[.D76]" office:value-type="float" office:value="54.689" calcext:value-type="float">
            <text:p>54.6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53.845" calcext:value-type="float">
            <text:p>453.845</text:p>
          </table:table-cell>
          <table:table-cell office:value-type="float" office:value="953.384" calcext:value-type="float">
            <text:p>953.384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7]-[.B77]" office:value-type="float" office:value="499.539" calcext:value-type="float">
            <text:p>499.539</text:p>
          </table:table-cell>
          <table:table-cell table:formula="of:=[.K77]-[.D77]" office:value-type="float" office:value="55.539" calcext:value-type="float">
            <text:p>55.53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53.636" calcext:value-type="float">
            <text:p>453.636</text:p>
          </table:table-cell>
          <table:table-cell office:value-type="float" office:value="896.592" calcext:value-type="float">
            <text:p>896.592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8]-[.B78]" office:value-type="float" office:value="442.956" calcext:value-type="float">
            <text:p>442.956</text:p>
          </table:table-cell>
          <table:table-cell table:formula="of:=[.K78]-[.D78]" office:value-type="float" office:value="-1.04400000000004" calcext:value-type="float">
            <text:p>-1.044000000000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82.088" calcext:value-type="float">
            <text:p>982.088</text:p>
          </table:table-cell>
          <table:table-cell office:value-type="float" office:value="1430.3" calcext:value-type="float">
            <text:p>1430.3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9]-[.B79]" office:value-type="float" office:value="448.212" calcext:value-type="float">
            <text:p>448.212</text:p>
          </table:table-cell>
          <table:table-cell table:formula="of:=[.K79]-[.D79]" office:value-type="float" office:value="4.21199999999999" calcext:value-type="float">
            <text:p>4.2119999999999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63.365" calcext:value-type="float">
            <text:p>563.365</text:p>
          </table:table-cell>
          <table:table-cell office:value-type="float" office:value="911.367" calcext:value-type="float">
            <text:p>911.367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0]-[.B80]" office:value-type="float" office:value="348.002" calcext:value-type="float">
            <text:p>348.002</text:p>
          </table:table-cell>
          <table:table-cell table:formula="of:=[.K80]-[.D80]" office:value-type="float" office:value="-95.9980000000001" calcext:value-type="float">
            <text:p>-95.99800000000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92.59" calcext:value-type="float">
            <text:p>592.59</text:p>
          </table:table-cell>
          <table:table-cell office:value-type="float" office:value="1002.54" calcext:value-type="float">
            <text:p>1002.54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1]-[.B81]" office:value-type="float" office:value="409.95" calcext:value-type="float">
            <text:p>409.95</text:p>
          </table:table-cell>
          <table:table-cell table:formula="of:=[.K81]-[.D81]" office:value-type="float" office:value="-34.0500000000001" calcext:value-type="float">
            <text:p>-34.05000000000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17.074" calcext:value-type="float">
            <text:p>517.074</text:p>
          </table:table-cell>
          <table:table-cell office:value-type="float" office:value="987.344" calcext:value-type="float">
            <text:p>987.344</text:p>
          </table:table-cell>
          <table:table-cell office:value-type="float" office:value="444" calcext:value-type="float">
            <text:p>44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2]-[.B82]" office:value-type="float" office:value="470.27" calcext:value-type="float">
            <text:p>470.27</text:p>
          </table:table-cell>
          <table:table-cell table:formula="of:=[.K82]-[.D82]" office:value-type="float" office:value="26.2700000000001" calcext:value-type="float">
            <text:p>26.27000000000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83.24" calcext:value-type="float">
            <text:p>483.24</text:p>
          </table:table-cell>
          <table:table-cell office:value-type="float" office:value="965.468" calcext:value-type="float">
            <text:p>965.468</text:p>
          </table:table-cell>
          <table:table-cell office:value-type="float" office:value="444" calcext:value-type="float">
            <text:p>44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3]-[.B83]" office:value-type="float" office:value="482.228" calcext:value-type="float">
            <text:p>482.228</text:p>
          </table:table-cell>
          <table:table-cell table:formula="of:=[.K83]-[.D83]" office:value-type="float" office:value="38.2279999999999" calcext:value-type="float">
            <text:p>38.227999999999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02.727" calcext:value-type="float">
            <text:p>602.727</text:p>
          </table:table-cell>
          <table:table-cell office:value-type="float" office:value="1103.01" calcext:value-type="float">
            <text:p>1103.01</text:p>
          </table:table-cell>
          <table:table-cell office:value-type="float" office:value="444" calcext:value-type="float">
            <text:p>44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4]-[.B84]" office:value-type="float" office:value="500.283" calcext:value-type="float">
            <text:p>500.283</text:p>
          </table:table-cell>
          <table:table-cell table:formula="of:=[.K84]-[.D84]" office:value-type="float" office:value="56.283" calcext:value-type="float">
            <text:p>56.28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93.903" calcext:value-type="float">
            <text:p>393.903</text:p>
          </table:table-cell>
          <table:table-cell office:value-type="float" office:value="966.24" calcext:value-type="float">
            <text:p>966.24</text:p>
          </table:table-cell>
          <table:table-cell office:value-type="float" office:value="444" calcext:value-type="float">
            <text:p>44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5]-[.B85]" office:value-type="float" office:value="572.337" calcext:value-type="float">
            <text:p>572.337</text:p>
          </table:table-cell>
          <table:table-cell table:formula="of:=[.K85]-[.D85]" office:value-type="float" office:value="128.337" calcext:value-type="float">
            <text:p>128.3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22.945" calcext:value-type="float">
            <text:p>622.945</text:p>
          </table:table-cell>
          <table:table-cell office:value-type="float" office:value="1193.97" calcext:value-type="float">
            <text:p>1193.97</text:p>
          </table:table-cell>
          <table:table-cell office:value-type="float" office:value="444" calcext:value-type="float">
            <text:p>44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6]-[.B86]" office:value-type="float" office:value="571.025" calcext:value-type="float">
            <text:p>571.025</text:p>
          </table:table-cell>
          <table:table-cell table:formula="of:=[.K86]-[.D86]" office:value-type="float" office:value="127.025" calcext:value-type="float">
            <text:p>127.0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11.463" calcext:value-type="float">
            <text:p>511.463</text:p>
          </table:table-cell>
          <table:table-cell office:value-type="float" office:value="1142.96" calcext:value-type="float">
            <text:p>1142.96</text:p>
          </table:table-cell>
          <table:table-cell office:value-type="float" office:value="444" calcext:value-type="float">
            <text:p>44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7]-[.B87]" office:value-type="float" office:value="631.497" calcext:value-type="float">
            <text:p>631.497</text:p>
          </table:table-cell>
          <table:table-cell table:formula="of:=[.K87]-[.D87]" office:value-type="float" office:value="187.497" calcext:value-type="float">
            <text:p>187.49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07.773" calcext:value-type="float">
            <text:p>507.773</text:p>
          </table:table-cell>
          <table:table-cell office:value-type="float" office:value="1003.83" calcext:value-type="float">
            <text:p>1003.83</text:p>
          </table:table-cell>
          <table:table-cell office:value-type="float" office:value="444" calcext:value-type="float">
            <text:p>44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8]-[.B88]" office:value-type="float" office:value="496.057" calcext:value-type="float">
            <text:p>496.057</text:p>
          </table:table-cell>
          <table:table-cell table:formula="of:=[.K88]-[.D88]" office:value-type="float" office:value="52.057" calcext:value-type="float">
            <text:p>52.05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70.802" calcext:value-type="float">
            <text:p>470.802</text:p>
          </table:table-cell>
          <table:table-cell office:value-type="float" office:value="1153.59" calcext:value-type="float">
            <text:p>1153.59</text:p>
          </table:table-cell>
          <table:table-cell office:value-type="float" office:value="444" calcext:value-type="float">
            <text:p>44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9]-[.B89]" office:value-type="float" office:value="682.788" calcext:value-type="float">
            <text:p>682.788</text:p>
          </table:table-cell>
          <table:table-cell table:formula="of:=[.K89]-[.D89]" office:value-type="float" office:value="238.788" calcext:value-type="float">
            <text:p>238.78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65.283" calcext:value-type="float">
            <text:p>465.283</text:p>
          </table:table-cell>
          <table:table-cell office:value-type="float" office:value="981.698" calcext:value-type="float">
            <text:p>981.698</text:p>
          </table:table-cell>
          <table:table-cell office:value-type="float" office:value="444" calcext:value-type="float">
            <text:p>44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0]-[.B90]" office:value-type="float" office:value="516.415" calcext:value-type="float">
            <text:p>516.415</text:p>
          </table:table-cell>
          <table:table-cell table:formula="of:=[.K90]-[.D90]" office:value-type="float" office:value="72.415" calcext:value-type="float">
            <text:p>72.41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42.71" calcext:value-type="float">
            <text:p>442.71</text:p>
          </table:table-cell>
          <table:table-cell office:value-type="float" office:value="973.259" calcext:value-type="float">
            <text:p>973.259</text:p>
          </table:table-cell>
          <table:table-cell office:value-type="float" office:value="444" calcext:value-type="float">
            <text:p>44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1]-[.B91]" office:value-type="float" office:value="530.549" calcext:value-type="float">
            <text:p>530.549</text:p>
          </table:table-cell>
          <table:table-cell table:formula="of:=[.K91]-[.D91]" office:value-type="float" office:value="86.549" calcext:value-type="float">
            <text:p>86.5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62.862" calcext:value-type="float">
            <text:p>462.862</text:p>
          </table:table-cell>
          <table:table-cell office:value-type="float" office:value="1035.51" calcext:value-type="float">
            <text:p>1035.51</text:p>
          </table:table-cell>
          <table:table-cell office:value-type="float" office:value="444" calcext:value-type="float">
            <text:p>44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2]-[.B92]" office:value-type="float" office:value="572.648" calcext:value-type="float">
            <text:p>572.648</text:p>
          </table:table-cell>
          <table:table-cell table:formula="of:=[.K92]-[.D92]" office:value-type="float" office:value="128.648" calcext:value-type="float">
            <text:p>128.64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82.455" calcext:value-type="float">
            <text:p>482.455</text:p>
          </table:table-cell>
          <table:table-cell office:value-type="float" office:value="1026.15" calcext:value-type="float">
            <text:p>1026.15</text:p>
          </table:table-cell>
          <table:table-cell office:value-type="float" office:value="444" calcext:value-type="float">
            <text:p>44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3]-[.B93]" office:value-type="float" office:value="543.695" calcext:value-type="float">
            <text:p>543.695</text:p>
          </table:table-cell>
          <table:table-cell table:formula="of:=[.K93]-[.D93]" office:value-type="float" office:value="99.6950000000002" calcext:value-type="float">
            <text:p>99.695000000000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93.366" calcext:value-type="float">
            <text:p>493.366</text:p>
          </table:table-cell>
          <table:table-cell office:value-type="float" office:value="1072.63" calcext:value-type="float">
            <text:p>1072.63</text:p>
          </table:table-cell>
          <table:table-cell office:value-type="float" office:value="444" calcext:value-type="float">
            <text:p>44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4]-[.B94]" office:value-type="float" office:value="579.264" calcext:value-type="float">
            <text:p>579.264</text:p>
          </table:table-cell>
          <table:table-cell table:formula="of:=[.K94]-[.D94]" office:value-type="float" office:value="135.264" calcext:value-type="float">
            <text:p>135.26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73.684" calcext:value-type="float">
            <text:p>473.684</text:p>
          </table:table-cell>
          <table:table-cell office:value-type="float" office:value="1014.4" calcext:value-type="float">
            <text:p>1014.4</text:p>
          </table:table-cell>
          <table:table-cell office:value-type="float" office:value="444" calcext:value-type="float">
            <text:p>44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5]-[.B95]" office:value-type="float" office:value="540.716" calcext:value-type="float">
            <text:p>540.716</text:p>
          </table:table-cell>
          <table:table-cell table:formula="of:=[.K95]-[.D95]" office:value-type="float" office:value="96.7159999999999" calcext:value-type="float">
            <text:p>96.715999999999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02.502" calcext:value-type="float">
            <text:p>902.502</text:p>
          </table:table-cell>
          <table:table-cell office:value-type="float" office:value="1380.6" calcext:value-type="float">
            <text:p>1380.6</text:p>
          </table:table-cell>
          <table:table-cell office:value-type="float" office:value="444" calcext:value-type="float">
            <text:p>44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6]-[.B96]" office:value-type="float" office:value="478.098" calcext:value-type="float">
            <text:p>478.098</text:p>
          </table:table-cell>
          <table:table-cell table:formula="of:=[.K96]-[.D96]" office:value-type="float" office:value="34.098" calcext:value-type="float">
            <text:p>34.09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52.563" calcext:value-type="float">
            <text:p>452.563</text:p>
          </table:table-cell>
          <table:table-cell office:value-type="float" office:value="972.865" calcext:value-type="float">
            <text:p>972.865</text:p>
          </table:table-cell>
          <table:table-cell office:value-type="float" office:value="444" calcext:value-type="float">
            <text:p>44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7]-[.B97]" office:value-type="float" office:value="520.302" calcext:value-type="float">
            <text:p>520.302</text:p>
          </table:table-cell>
          <table:table-cell table:formula="of:=[.K97]-[.D97]" office:value-type="float" office:value="76.302" calcext:value-type="float">
            <text:p>76.3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91.076" calcext:value-type="float">
            <text:p>491.076</text:p>
          </table:table-cell>
          <table:table-cell office:value-type="float" office:value="1107.07" calcext:value-type="float">
            <text:p>1107.07</text:p>
          </table:table-cell>
          <table:table-cell office:value-type="float" office:value="444" calcext:value-type="float">
            <text:p>44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8]-[.B98]" office:value-type="float" office:value="615.994" calcext:value-type="float">
            <text:p>615.994</text:p>
          </table:table-cell>
          <table:table-cell table:formula="of:=[.K98]-[.D98]" office:value-type="float" office:value="171.994" calcext:value-type="float">
            <text:p>171.99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65.372" calcext:value-type="float">
            <text:p>865.372</text:p>
          </table:table-cell>
          <table:table-cell office:value-type="float" office:value="1349.04" calcext:value-type="float">
            <text:p>1349.04</text:p>
          </table:table-cell>
          <table:table-cell office:value-type="float" office:value="444" calcext:value-type="float">
            <text:p>44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9]-[.B99]" office:value-type="float" office:value="483.668" calcext:value-type="float">
            <text:p>483.668</text:p>
          </table:table-cell>
          <table:table-cell table:formula="of:=[.K99]-[.D99]" office:value-type="float" office:value="39.668" calcext:value-type="float">
            <text:p>39.66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14.382" calcext:value-type="float">
            <text:p>514.382</text:p>
          </table:table-cell>
          <table:table-cell office:value-type="float" office:value="1037.41" calcext:value-type="float">
            <text:p>1037.41</text:p>
          </table:table-cell>
          <table:table-cell office:value-type="float" office:value="444" calcext:value-type="float">
            <text:p>44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0]-[.B100]" office:value-type="float" office:value="523.028" calcext:value-type="float">
            <text:p>523.028</text:p>
          </table:table-cell>
          <table:table-cell table:formula="of:=[.K100]-[.D100]" office:value-type="float" office:value="79.0280000000001" calcext:value-type="float">
            <text:p>79.028000000000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41.055" calcext:value-type="float">
            <text:p>441.055</text:p>
          </table:table-cell>
          <table:table-cell office:value-type="float" office:value="1041.84" calcext:value-type="float">
            <text:p>1041.84</text:p>
          </table:table-cell>
          <table:table-cell office:value-type="float" office:value="444" calcext:value-type="float">
            <text:p>44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1]-[.B101]" office:value-type="float" office:value="600.785" calcext:value-type="float">
            <text:p>600.785</text:p>
          </table:table-cell>
          <table:table-cell table:formula="of:=[.K101]-[.D101]" office:value-type="float" office:value="156.785" calcext:value-type="float">
            <text:p>156.7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6.817" calcext:value-type="float">
            <text:p>426.817</text:p>
          </table:table-cell>
          <table:table-cell office:value-type="float" office:value="882.091" calcext:value-type="float">
            <text:p>882.091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2]-[.B102]" office:value-type="float" office:value="455.274" calcext:value-type="float">
            <text:p>455.274</text:p>
          </table:table-cell>
          <table:table-cell table:formula="of:=[.K102]-[.D102]" office:value-type="float" office:value="11.274" calcext:value-type="float">
            <text:p>11.27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51.262" calcext:value-type="float">
            <text:p>551.262</text:p>
          </table:table-cell>
          <table:table-cell office:value-type="float" office:value="1050.11" calcext:value-type="float">
            <text:p>1050.11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3]-[.B103]" office:value-type="float" office:value="498.848" calcext:value-type="float">
            <text:p>498.848</text:p>
          </table:table-cell>
          <table:table-cell table:formula="of:=[.K103]-[.D103]" office:value-type="float" office:value="54.848" calcext:value-type="float">
            <text:p>54.84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54.425" calcext:value-type="float">
            <text:p>554.425</text:p>
          </table:table-cell>
          <table:table-cell office:value-type="float" office:value="1056.2" calcext:value-type="float">
            <text:p>1056.2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4]-[.B104]" office:value-type="float" office:value="501.775" calcext:value-type="float">
            <text:p>501.775</text:p>
          </table:table-cell>
          <table:table-cell table:formula="of:=[.K104]-[.D104]" office:value-type="float" office:value="57.7750000000001" calcext:value-type="float">
            <text:p>57.775000000000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44.829" calcext:value-type="float">
            <text:p>544.829</text:p>
          </table:table-cell>
          <table:table-cell office:value-type="float" office:value="1025.63" calcext:value-type="float">
            <text:p>1025.63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5]-[.B105]" office:value-type="float" office:value="480.801" calcext:value-type="float">
            <text:p>480.801</text:p>
          </table:table-cell>
          <table:table-cell table:formula="of:=[.K105]-[.D105]" office:value-type="float" office:value="36.8010000000002" calcext:value-type="float">
            <text:p>36.801000000000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40.169" calcext:value-type="float">
            <text:p>540.169</text:p>
          </table:table-cell>
          <table:table-cell office:value-type="float" office:value="1140.36" calcext:value-type="float">
            <text:p>1140.36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6]-[.B106]" office:value-type="float" office:value="600.191" calcext:value-type="float">
            <text:p>600.191</text:p>
          </table:table-cell>
          <table:table-cell table:formula="of:=[.K106]-[.D106]" office:value-type="float" office:value="156.191" calcext:value-type="float">
            <text:p>156.19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31.287" calcext:value-type="float">
            <text:p>631.287</text:p>
          </table:table-cell>
          <table:table-cell office:value-type="float" office:value="1165.2" calcext:value-type="float">
            <text:p>1165.2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7]-[.B107]" office:value-type="float" office:value="533.913" calcext:value-type="float">
            <text:p>533.913</text:p>
          </table:table-cell>
          <table:table-cell table:formula="of:=[.K107]-[.D107]" office:value-type="float" office:value="89.913" calcext:value-type="float">
            <text:p>89.9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98.837" calcext:value-type="float">
            <text:p>498.837</text:p>
          </table:table-cell>
          <table:table-cell office:value-type="float" office:value="1100.56" calcext:value-type="float">
            <text:p>1100.56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8]-[.B108]" office:value-type="float" office:value="601.723" calcext:value-type="float">
            <text:p>601.723</text:p>
          </table:table-cell>
          <table:table-cell table:formula="of:=[.K108]-[.D108]" office:value-type="float" office:value="157.723" calcext:value-type="float">
            <text:p>157.72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30.636" calcext:value-type="float">
            <text:p>630.636</text:p>
          </table:table-cell>
          <table:table-cell office:value-type="float" office:value="1148.97" calcext:value-type="float">
            <text:p>1148.97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9]-[.B109]" office:value-type="float" office:value="518.334" calcext:value-type="float">
            <text:p>518.334</text:p>
          </table:table-cell>
          <table:table-cell table:formula="of:=[.K109]-[.D109]" office:value-type="float" office:value="74.3340000000001" calcext:value-type="float">
            <text:p>74.33400000000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08.02" calcext:value-type="float">
            <text:p>608.02</text:p>
          </table:table-cell>
          <table:table-cell office:value-type="float" office:value="1022.23" calcext:value-type="float">
            <text:p>1022.23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0]-[.B110]" office:value-type="float" office:value="414.21" calcext:value-type="float">
            <text:p>414.21</text:p>
          </table:table-cell>
          <table:table-cell table:formula="of:=[.K110]-[.D110]" office:value-type="float" office:value="-29.79" calcext:value-type="float">
            <text:p>-29.7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29.216" calcext:value-type="float">
            <text:p>829.216</text:p>
          </table:table-cell>
          <table:table-cell office:value-type="float" office:value="1292.38" calcext:value-type="float">
            <text:p>1292.38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1]-[.B111]" office:value-type="float" office:value="463.164" calcext:value-type="float">
            <text:p>463.164</text:p>
          </table:table-cell>
          <table:table-cell table:formula="of:=[.K111]-[.D111]" office:value-type="float" office:value="19.1640000000001" calcext:value-type="float">
            <text:p>19.16400000000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79.453" calcext:value-type="float">
            <text:p>879.453</text:p>
          </table:table-cell>
          <table:table-cell office:value-type="float" office:value="1341.81" calcext:value-type="float">
            <text:p>1341.81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2]-[.B112]" office:value-type="float" office:value="462.357" calcext:value-type="float">
            <text:p>462.357</text:p>
          </table:table-cell>
          <table:table-cell table:formula="of:=[.K112]-[.D112]" office:value-type="float" office:value="18.357" calcext:value-type="float">
            <text:p>18.35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40.843" calcext:value-type="float">
            <text:p>640.843</text:p>
          </table:table-cell>
          <table:table-cell office:value-type="float" office:value="1118.2" calcext:value-type="float">
            <text:p>1118.2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3]-[.B113]" office:value-type="float" office:value="477.357" calcext:value-type="float">
            <text:p>477.357</text:p>
          </table:table-cell>
          <table:table-cell table:formula="of:=[.K113]-[.D113]" office:value-type="float" office:value="33.3570000000001" calcext:value-type="float">
            <text:p>33.35700000000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18.51" calcext:value-type="float">
            <text:p>518.51</text:p>
          </table:table-cell>
          <table:table-cell office:value-type="float" office:value="957.023" calcext:value-type="float">
            <text:p>957.023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4]-[.B114]" office:value-type="float" office:value="438.513" calcext:value-type="float">
            <text:p>438.513</text:p>
          </table:table-cell>
          <table:table-cell table:formula="of:=[.K114]-[.D114]" office:value-type="float" office:value="-5.48699999999997" calcext:value-type="float">
            <text:p>-5.4869999999999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05.913" calcext:value-type="float">
            <text:p>605.913</text:p>
          </table:table-cell>
          <table:table-cell office:value-type="float" office:value="1032.71" calcext:value-type="float">
            <text:p>1032.71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5]-[.B115]" office:value-type="float" office:value="426.797" calcext:value-type="float">
            <text:p>426.797</text:p>
          </table:table-cell>
          <table:table-cell table:formula="of:=[.K115]-[.D115]" office:value-type="float" office:value="-17.203" calcext:value-type="float">
            <text:p>-17.20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35.499" calcext:value-type="float">
            <text:p>635.499</text:p>
          </table:table-cell>
          <table:table-cell office:value-type="float" office:value="1104.63" calcext:value-type="float">
            <text:p>1104.63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6]-[.B116]" office:value-type="float" office:value="469.131" calcext:value-type="float">
            <text:p>469.131</text:p>
          </table:table-cell>
          <table:table-cell table:formula="of:=[.K116]-[.D116]" office:value-type="float" office:value="25.1310000000001" calcext:value-type="float">
            <text:p>25.13100000000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55.495" calcext:value-type="float">
            <text:p>655.495</text:p>
          </table:table-cell>
          <table:table-cell office:value-type="float" office:value="1138.24" calcext:value-type="float">
            <text:p>1138.24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7]-[.B117]" office:value-type="float" office:value="482.745" calcext:value-type="float">
            <text:p>482.745</text:p>
          </table:table-cell>
          <table:table-cell table:formula="of:=[.K117]-[.D117]" office:value-type="float" office:value="38.745" calcext:value-type="float">
            <text:p>38.74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65.22" calcext:value-type="float">
            <text:p>565.22</text:p>
          </table:table-cell>
          <table:table-cell office:value-type="float" office:value="1105.53" calcext:value-type="float">
            <text:p>1105.53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8]-[.B118]" office:value-type="float" office:value="540.31" calcext:value-type="float">
            <text:p>540.31</text:p>
          </table:table-cell>
          <table:table-cell table:formula="of:=[.K118]-[.D118]" office:value-type="float" office:value="96.31" calcext:value-type="float">
            <text:p>96.3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72.025" calcext:value-type="float">
            <text:p>472.025</text:p>
          </table:table-cell>
          <table:table-cell office:value-type="float" office:value="967.339" calcext:value-type="float">
            <text:p>967.339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9]-[.B119]" office:value-type="float" office:value="495.314" calcext:value-type="float">
            <text:p>495.314</text:p>
          </table:table-cell>
          <table:table-cell table:formula="of:=[.K119]-[.D119]" office:value-type="float" office:value="51.3140000000001" calcext:value-type="float">
            <text:p>51.31400000000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70.091" calcext:value-type="float">
            <text:p>570.091</text:p>
          </table:table-cell>
          <table:table-cell office:value-type="float" office:value="983.424" calcext:value-type="float">
            <text:p>983.424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0]-[.B120]" office:value-type="float" office:value="413.333" calcext:value-type="float">
            <text:p>413.333</text:p>
          </table:table-cell>
          <table:table-cell table:formula="of:=[.K120]-[.D120]" office:value-type="float" office:value="-30.667" calcext:value-type="float">
            <text:p>-30.66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17.173" calcext:value-type="float">
            <text:p>617.173</text:p>
          </table:table-cell>
          <table:table-cell office:value-type="float" office:value="1086.58" calcext:value-type="float">
            <text:p>1086.58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1]-[.B121]" office:value-type="float" office:value="469.407" calcext:value-type="float">
            <text:p>469.407</text:p>
          </table:table-cell>
          <table:table-cell table:formula="of:=[.K121]-[.D121]" office:value-type="float" office:value="25.4069999999999" calcext:value-type="float">
            <text:p>25.406999999999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53.338" calcext:value-type="float">
            <text:p>553.338</text:p>
          </table:table-cell>
          <table:table-cell office:value-type="float" office:value="945.945" calcext:value-type="float">
            <text:p>945.945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2]-[.B122]" office:value-type="float" office:value="392.607" calcext:value-type="float">
            <text:p>392.607</text:p>
          </table:table-cell>
          <table:table-cell table:formula="of:=[.K122]-[.D122]" office:value-type="float" office:value="-273.393" calcext:value-type="float">
            <text:p>-273.39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79.217" calcext:value-type="float">
            <text:p>579.217</text:p>
          </table:table-cell>
          <table:table-cell office:value-type="float" office:value="1290.76" calcext:value-type="float">
            <text:p>1290.76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3]-[.B123]" office:value-type="float" office:value="711.543" calcext:value-type="float">
            <text:p>711.543</text:p>
          </table:table-cell>
          <table:table-cell table:formula="of:=[.K123]-[.D123]" office:value-type="float" office:value="45.543" calcext:value-type="float">
            <text:p>45.54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99.125" calcext:value-type="float">
            <text:p>799.125</text:p>
          </table:table-cell>
          <table:table-cell office:value-type="float" office:value="1337.14" calcext:value-type="float">
            <text:p>1337.14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4]-[.B124]" office:value-type="float" office:value="538.015" calcext:value-type="float">
            <text:p>538.015</text:p>
          </table:table-cell>
          <table:table-cell table:formula="of:=[.K124]-[.D124]" office:value-type="float" office:value="-127.985" calcext:value-type="float">
            <text:p>-127.98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13.573" calcext:value-type="float">
            <text:p>413.573</text:p>
          </table:table-cell>
          <table:table-cell office:value-type="float" office:value="1007.53" calcext:value-type="float">
            <text:p>1007.53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5]-[.B125]" office:value-type="float" office:value="593.957" calcext:value-type="float">
            <text:p>593.957</text:p>
          </table:table-cell>
          <table:table-cell table:formula="of:=[.K125]-[.D125]" office:value-type="float" office:value="-72.043" calcext:value-type="float">
            <text:p>-72.04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96.952" calcext:value-type="float">
            <text:p>696.952</text:p>
          </table:table-cell>
          <table:table-cell office:value-type="float" office:value="1328.89" calcext:value-type="float">
            <text:p>1328.89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6]-[.B126]" office:value-type="float" office:value="631.938" calcext:value-type="float">
            <text:p>631.938</text:p>
          </table:table-cell>
          <table:table-cell table:formula="of:=[.K126]-[.D126]" office:value-type="float" office:value="-34.0619999999999" calcext:value-type="float">
            <text:p>-34.061999999999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26.425" calcext:value-type="float">
            <text:p>726.425</text:p>
          </table:table-cell>
          <table:table-cell office:value-type="float" office:value="1393.02" calcext:value-type="float">
            <text:p>1393.02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7]-[.B127]" office:value-type="float" office:value="666.595" calcext:value-type="float">
            <text:p>666.595</text:p>
          </table:table-cell>
          <table:table-cell table:formula="of:=[.K127]-[.D127]" office:value-type="float" office:value="0.595000000000027" calcext:value-type="float">
            <text:p>0.5950000000000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45.84" calcext:value-type="float">
            <text:p>1045.84</text:p>
          </table:table-cell>
          <table:table-cell office:value-type="float" office:value="1696.66" calcext:value-type="float">
            <text:p>1696.66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8]-[.B128]" office:value-type="float" office:value="650.82" calcext:value-type="float">
            <text:p>650.82</text:p>
          </table:table-cell>
          <table:table-cell table:formula="of:=[.K128]-[.D128]" office:value-type="float" office:value="-15.1799999999998" calcext:value-type="float">
            <text:p>-15.179999999999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23.256" calcext:value-type="float">
            <text:p>523.256</text:p>
          </table:table-cell>
          <table:table-cell office:value-type="float" office:value="1309.2" calcext:value-type="float">
            <text:p>1309.2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9]-[.B129]" office:value-type="float" office:value="785.944" calcext:value-type="float">
            <text:p>785.944</text:p>
          </table:table-cell>
          <table:table-cell table:formula="of:=[.K129]-[.D129]" office:value-type="float" office:value="119.944" calcext:value-type="float">
            <text:p>119.9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43.89" calcext:value-type="float">
            <text:p>843.89</text:p>
          </table:table-cell>
          <table:table-cell office:value-type="float" office:value="1522.2" calcext:value-type="float">
            <text:p>1522.2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0]-[.B130]" office:value-type="float" office:value="678.31" calcext:value-type="float">
            <text:p>678.31</text:p>
          </table:table-cell>
          <table:table-cell table:formula="of:=[.K130]-[.D130]" office:value-type="float" office:value="12.3100000000001" calcext:value-type="float">
            <text:p>12.310000000000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43.667" calcext:value-type="float">
            <text:p>943.667</text:p>
          </table:table-cell>
          <table:table-cell office:value-type="float" office:value="1543.07" calcext:value-type="float">
            <text:p>1543.07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1]-[.B131]" office:value-type="float" office:value="599.403" calcext:value-type="float">
            <text:p>599.403</text:p>
          </table:table-cell>
          <table:table-cell table:formula="of:=[.K131]-[.D131]" office:value-type="float" office:value="-66.5970000000001" calcext:value-type="float">
            <text:p>-66.59700000000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07.144" calcext:value-type="float">
            <text:p>907.144</text:p>
          </table:table-cell>
          <table:table-cell office:value-type="float" office:value="1655.04" calcext:value-type="float">
            <text:p>1655.04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2]-[.B132]" office:value-type="float" office:value="747.896" calcext:value-type="float">
            <text:p>747.896</text:p>
          </table:table-cell>
          <table:table-cell table:formula="of:=[.K132]-[.D132]" office:value-type="float" office:value="81.896" calcext:value-type="float">
            <text:p>81.89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16.11" calcext:value-type="float">
            <text:p>716.11</text:p>
          </table:table-cell>
          <table:table-cell office:value-type="float" office:value="1425.05" calcext:value-type="float">
            <text:p>1425.05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3]-[.B133]" office:value-type="float" office:value="708.94" calcext:value-type="float">
            <text:p>708.94</text:p>
          </table:table-cell>
          <table:table-cell table:formula="of:=[.K133]-[.D133]" office:value-type="float" office:value="42.9399999999999" calcext:value-type="float">
            <text:p>42.939999999999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91.893" calcext:value-type="float">
            <text:p>591.893</text:p>
          </table:table-cell>
          <table:table-cell office:value-type="float" office:value="1337.09" calcext:value-type="float">
            <text:p>1337.09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4]-[.B134]" office:value-type="float" office:value="745.197" calcext:value-type="float">
            <text:p>745.197</text:p>
          </table:table-cell>
          <table:table-cell table:formula="of:=[.K134]-[.D134]" office:value-type="float" office:value="79.1969999999999" calcext:value-type="float">
            <text:p>79.196999999999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81.566" calcext:value-type="float">
            <text:p>781.566</text:p>
          </table:table-cell>
          <table:table-cell office:value-type="float" office:value="1475.56" calcext:value-type="float">
            <text:p>1475.56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5]-[.B135]" office:value-type="float" office:value="693.994" calcext:value-type="float">
            <text:p>693.994</text:p>
          </table:table-cell>
          <table:table-cell table:formula="of:=[.K135]-[.D135]" office:value-type="float" office:value="27.9939999999999" calcext:value-type="float">
            <text:p>27.993999999999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47.14" calcext:value-type="float">
            <text:p>747.14</text:p>
          </table:table-cell>
          <table:table-cell office:value-type="float" office:value="1415.96" calcext:value-type="float">
            <text:p>1415.96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6]-[.B136]" office:value-type="float" office:value="668.82" calcext:value-type="float">
            <text:p>668.82</text:p>
          </table:table-cell>
          <table:table-cell table:formula="of:=[.K136]-[.D136]" office:value-type="float" office:value="2.82000000000005" calcext:value-type="float">
            <text:p>2.8200000000000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26.057" calcext:value-type="float">
            <text:p>626.057</text:p>
          </table:table-cell>
          <table:table-cell office:value-type="float" office:value="1217.32" calcext:value-type="float">
            <text:p>1217.32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7]-[.B137]" office:value-type="float" office:value="591.263" calcext:value-type="float">
            <text:p>591.263</text:p>
          </table:table-cell>
          <table:table-cell table:formula="of:=[.K137]-[.D137]" office:value-type="float" office:value="-74.7370000000001" calcext:value-type="float">
            <text:p>-74.737000000000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91.32" calcext:value-type="float">
            <text:p>1091.32</text:p>
          </table:table-cell>
          <table:table-cell office:value-type="float" office:value="1864.16" calcext:value-type="float">
            <text:p>1864.16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8]-[.B138]" office:value-type="float" office:value="772.84" calcext:value-type="float">
            <text:p>772.84</text:p>
          </table:table-cell>
          <table:table-cell table:formula="of:=[.K138]-[.D138]" office:value-type="float" office:value="106.84" calcext:value-type="float">
            <text:p>106.8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81.711" calcext:value-type="float">
            <text:p>881.711</text:p>
          </table:table-cell>
          <table:table-cell office:value-type="float" office:value="1660.85" calcext:value-type="float">
            <text:p>1660.85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9]-[.B139]" office:value-type="float" office:value="779.139" calcext:value-type="float">
            <text:p>779.139</text:p>
          </table:table-cell>
          <table:table-cell table:formula="of:=[.K139]-[.D139]" office:value-type="float" office:value="113.139" calcext:value-type="float">
            <text:p>113.13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87.696" calcext:value-type="float">
            <text:p>987.696</text:p>
          </table:table-cell>
          <table:table-cell office:value-type="float" office:value="1629.69" calcext:value-type="float">
            <text:p>1629.69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0]-[.B140]" office:value-type="float" office:value="641.994" calcext:value-type="float">
            <text:p>641.994</text:p>
          </table:table-cell>
          <table:table-cell table:formula="of:=[.K140]-[.D140]" office:value-type="float" office:value="-24.006" calcext:value-type="float">
            <text:p>-24.00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01.235" calcext:value-type="float">
            <text:p>501.235</text:p>
          </table:table-cell>
          <table:table-cell office:value-type="float" office:value="1283.24" calcext:value-type="float">
            <text:p>1283.24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1]-[.B141]" office:value-type="float" office:value="782.005" calcext:value-type="float">
            <text:p>782.005</text:p>
          </table:table-cell>
          <table:table-cell table:formula="of:=[.K141]-[.D141]" office:value-type="float" office:value="116.005" calcext:value-type="float">
            <text:p>116.00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52.422" calcext:value-type="float">
            <text:p>652.422</text:p>
          </table:table-cell>
          <table:table-cell office:value-type="float" office:value="1107" calcext:value-type="float">
            <text:p>1107</text:p>
          </table:table-cell>
          <table:table-cell office:value-type="float" office:value="666" calcext:value-type="float">
            <text:p>66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2]-[.B142]" office:value-type="float" office:value="454.578" calcext:value-type="float">
            <text:p>454.578</text:p>
          </table:table-cell>
          <table:table-cell table:formula="of:=[.K142]-[.D142]" office:value-type="float" office:value="-211.422" calcext:value-type="float">
            <text:p>-211.42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70.794" calcext:value-type="float">
            <text:p>570.794</text:p>
          </table:table-cell>
          <table:table-cell office:value-type="float" office:value="1423.77" calcext:value-type="float">
            <text:p>1423.77</text:p>
          </table:table-cell>
          <table:table-cell office:value-type="float" office:value="666" calcext:value-type="float">
            <text:p>66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3]-[.B143]" office:value-type="float" office:value="852.976" calcext:value-type="float">
            <text:p>852.976</text:p>
          </table:table-cell>
          <table:table-cell table:formula="of:=[.K143]-[.D143]" office:value-type="float" office:value="186.976" calcext:value-type="float">
            <text:p>186.97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76.252" calcext:value-type="float">
            <text:p>676.252</text:p>
          </table:table-cell>
          <table:table-cell office:value-type="float" office:value="1453.38" calcext:value-type="float">
            <text:p>1453.38</text:p>
          </table:table-cell>
          <table:table-cell office:value-type="float" office:value="666" calcext:value-type="float">
            <text:p>66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4]-[.B144]" office:value-type="float" office:value="777.128" calcext:value-type="float">
            <text:p>777.128</text:p>
          </table:table-cell>
          <table:table-cell table:formula="of:=[.K144]-[.D144]" office:value-type="float" office:value="111.128" calcext:value-type="float">
            <text:p>111.12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94.434" calcext:value-type="float">
            <text:p>494.434</text:p>
          </table:table-cell>
          <table:table-cell office:value-type="float" office:value="1126.82" calcext:value-type="float">
            <text:p>1126.82</text:p>
          </table:table-cell>
          <table:table-cell office:value-type="float" office:value="666" calcext:value-type="float">
            <text:p>66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5]-[.B145]" office:value-type="float" office:value="632.386" calcext:value-type="float">
            <text:p>632.386</text:p>
          </table:table-cell>
          <table:table-cell table:formula="of:=[.K145]-[.D145]" office:value-type="float" office:value="-33.614" calcext:value-type="float">
            <text:p>-33.61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45.13" calcext:value-type="float">
            <text:p>545.13</text:p>
          </table:table-cell>
          <table:table-cell office:value-type="float" office:value="1249.04" calcext:value-type="float">
            <text:p>1249.04</text:p>
          </table:table-cell>
          <table:table-cell office:value-type="float" office:value="666" calcext:value-type="float">
            <text:p>66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6]-[.B146]" office:value-type="float" office:value="703.91" calcext:value-type="float">
            <text:p>703.91</text:p>
          </table:table-cell>
          <table:table-cell table:formula="of:=[.K146]-[.D146]" office:value-type="float" office:value="37.91" calcext:value-type="float">
            <text:p>37.9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74.753" calcext:value-type="float">
            <text:p>574.753</text:p>
          </table:table-cell>
          <table:table-cell office:value-type="float" office:value="1224.78" calcext:value-type="float">
            <text:p>1224.78</text:p>
          </table:table-cell>
          <table:table-cell office:value-type="float" office:value="666" calcext:value-type="float">
            <text:p>66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7]-[.B147]" office:value-type="float" office:value="650.027" calcext:value-type="float">
            <text:p>650.027</text:p>
          </table:table-cell>
          <table:table-cell table:formula="of:=[.K147]-[.D147]" office:value-type="float" office:value="-15.9730000000001" calcext:value-type="float">
            <text:p>-15.97300000000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23.193" calcext:value-type="float">
            <text:p>623.193</text:p>
          </table:table-cell>
          <table:table-cell office:value-type="float" office:value="1414.53" calcext:value-type="float">
            <text:p>1414.53</text:p>
          </table:table-cell>
          <table:table-cell office:value-type="float" office:value="666" calcext:value-type="float">
            <text:p>66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8]-[.B148]" office:value-type="float" office:value="791.337" calcext:value-type="float">
            <text:p>791.337</text:p>
          </table:table-cell>
          <table:table-cell table:formula="of:=[.K148]-[.D148]" office:value-type="float" office:value="125.337" calcext:value-type="float">
            <text:p>125.33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82.18" calcext:value-type="float">
            <text:p>682.18</text:p>
          </table:table-cell>
          <table:table-cell office:value-type="float" office:value="1293.33" calcext:value-type="float">
            <text:p>1293.33</text:p>
          </table:table-cell>
          <table:table-cell office:value-type="float" office:value="666" calcext:value-type="float">
            <text:p>66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9]-[.B149]" office:value-type="float" office:value="611.15" calcext:value-type="float">
            <text:p>611.15</text:p>
          </table:table-cell>
          <table:table-cell table:formula="of:=[.K149]-[.D149]" office:value-type="float" office:value="-54.85" calcext:value-type="float">
            <text:p>-54.8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34.371" calcext:value-type="float">
            <text:p>534.371</text:p>
          </table:table-cell>
          <table:table-cell office:value-type="float" office:value="1489.23" calcext:value-type="float">
            <text:p>1489.23</text:p>
          </table:table-cell>
          <table:table-cell office:value-type="float" office:value="666" calcext:value-type="float">
            <text:p>66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0]-[.B150]" office:value-type="float" office:value="954.859" calcext:value-type="float">
            <text:p>954.859</text:p>
          </table:table-cell>
          <table:table-cell table:formula="of:=[.K150]-[.D150]" office:value-type="float" office:value="288.859" calcext:value-type="float">
            <text:p>288.85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30.64" calcext:value-type="float">
            <text:p>1130.64</text:p>
          </table:table-cell>
          <table:table-cell office:value-type="float" office:value="1913.88" calcext:value-type="float">
            <text:p>1913.88</text:p>
          </table:table-cell>
          <table:table-cell office:value-type="float" office:value="666" calcext:value-type="float">
            <text:p>66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1]-[.B151]" office:value-type="float" office:value="783.24" calcext:value-type="float">
            <text:p>783.24</text:p>
          </table:table-cell>
          <table:table-cell table:formula="of:=[.K151]-[.D151]" office:value-type="float" office:value="117.24" calcext:value-type="float">
            <text:p>117.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14.774" calcext:value-type="float">
            <text:p>614.774</text:p>
          </table:table-cell>
          <table:table-cell office:value-type="float" office:value="1456.66" calcext:value-type="float">
            <text:p>1456.66</text:p>
          </table:table-cell>
          <table:table-cell office:value-type="float" office:value="666" calcext:value-type="float">
            <text:p>66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2]-[.B152]" office:value-type="float" office:value="841.886" calcext:value-type="float">
            <text:p>841.886</text:p>
          </table:table-cell>
          <table:table-cell table:formula="of:=[.K152]-[.D152]" office:value-type="float" office:value="175.886" calcext:value-type="float">
            <text:p>175.88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31.231" calcext:value-type="float">
            <text:p>631.231</text:p>
          </table:table-cell>
          <table:table-cell office:value-type="float" office:value="1480.61" calcext:value-type="float">
            <text:p>1480.61</text:p>
          </table:table-cell>
          <table:table-cell office:value-type="float" office:value="666" calcext:value-type="float">
            <text:p>66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3]-[.B153]" office:value-type="float" office:value="849.379" calcext:value-type="float">
            <text:p>849.379</text:p>
          </table:table-cell>
          <table:table-cell table:formula="of:=[.K153]-[.D153]" office:value-type="float" office:value="183.379" calcext:value-type="float">
            <text:p>183.37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76.236" calcext:value-type="float">
            <text:p>476.236</text:p>
          </table:table-cell>
          <table:table-cell office:value-type="float" office:value="1359.52" calcext:value-type="float">
            <text:p>1359.52</text:p>
          </table:table-cell>
          <table:table-cell office:value-type="float" office:value="666" calcext:value-type="float">
            <text:p>66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4]-[.B154]" office:value-type="float" office:value="883.284" calcext:value-type="float">
            <text:p>883.284</text:p>
          </table:table-cell>
          <table:table-cell table:formula="of:=[.K154]-[.D154]" office:value-type="float" office:value="217.284" calcext:value-type="float">
            <text:p>217.28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88.14" calcext:value-type="float">
            <text:p>588.14</text:p>
          </table:table-cell>
          <table:table-cell office:value-type="float" office:value="1552.53" calcext:value-type="float">
            <text:p>1552.53</text:p>
          </table:table-cell>
          <table:table-cell office:value-type="float" office:value="666" calcext:value-type="float">
            <text:p>66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5]-[.B155]" office:value-type="float" office:value="964.39" calcext:value-type="float">
            <text:p>964.39</text:p>
          </table:table-cell>
          <table:table-cell table:formula="of:=[.K155]-[.D155]" office:value-type="float" office:value="298.39" calcext:value-type="float">
            <text:p>298.3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83.907" calcext:value-type="float">
            <text:p>483.907</text:p>
          </table:table-cell>
          <table:table-cell office:value-type="float" office:value="1256.52" calcext:value-type="float">
            <text:p>1256.52</text:p>
          </table:table-cell>
          <table:table-cell office:value-type="float" office:value="666" calcext:value-type="float">
            <text:p>66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6]-[.B156]" office:value-type="float" office:value="772.613" calcext:value-type="float">
            <text:p>772.613</text:p>
          </table:table-cell>
          <table:table-cell table:formula="of:=[.K156]-[.D156]" office:value-type="float" office:value="106.613" calcext:value-type="float">
            <text:p>106.61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49.199" calcext:value-type="float">
            <text:p>549.199</text:p>
          </table:table-cell>
          <table:table-cell office:value-type="float" office:value="1161.64" calcext:value-type="float">
            <text:p>1161.64</text:p>
          </table:table-cell>
          <table:table-cell office:value-type="float" office:value="666" calcext:value-type="float">
            <text:p>66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7]-[.B157]" office:value-type="float" office:value="612.441" calcext:value-type="float">
            <text:p>612.441</text:p>
          </table:table-cell>
          <table:table-cell table:formula="of:=[.K157]-[.D157]" office:value-type="float" office:value="-53.5589999999999" calcext:value-type="float">
            <text:p>-53.558999999999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51.285" calcext:value-type="float">
            <text:p>551.285</text:p>
          </table:table-cell>
          <table:table-cell office:value-type="float" office:value="1308.71" calcext:value-type="float">
            <text:p>1308.71</text:p>
          </table:table-cell>
          <table:table-cell office:value-type="float" office:value="666" calcext:value-type="float">
            <text:p>66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8]-[.B158]" office:value-type="float" office:value="757.425" calcext:value-type="float">
            <text:p>757.425</text:p>
          </table:table-cell>
          <table:table-cell table:formula="of:=[.K158]-[.D158]" office:value-type="float" office:value="91.4250000000001" calcext:value-type="float">
            <text:p>91.425000000000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65.599" calcext:value-type="float">
            <text:p>865.599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666" calcext:value-type="float">
            <text:p>66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9]-[.B159]" office:value-type="float" office:value="861.981" calcext:value-type="float">
            <text:p>861.981</text:p>
          </table:table-cell>
          <table:table-cell table:formula="of:=[.K159]-[.D159]" office:value-type="float" office:value="195.981" calcext:value-type="float">
            <text:p>195.98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60.381" calcext:value-type="float">
            <text:p>560.381</text:p>
          </table:table-cell>
          <table:table-cell office:value-type="float" office:value="1320.16" calcext:value-type="float">
            <text:p>1320.16</text:p>
          </table:table-cell>
          <table:table-cell office:value-type="float" office:value="666" calcext:value-type="float">
            <text:p>66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0]-[.B160]" office:value-type="float" office:value="759.779" calcext:value-type="float">
            <text:p>759.779</text:p>
          </table:table-cell>
          <table:table-cell table:formula="of:=[.K160]-[.D160]" office:value-type="float" office:value="93.7790000000001" calcext:value-type="float">
            <text:p>93.779000000000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73.399" calcext:value-type="float">
            <text:p>573.399</text:p>
          </table:table-cell>
          <table:table-cell office:value-type="float" office:value="1317.97" calcext:value-type="float">
            <text:p>1317.97</text:p>
          </table:table-cell>
          <table:table-cell office:value-type="float" office:value="666" calcext:value-type="float">
            <text:p>66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1]-[.B161]" office:value-type="float" office:value="744.571" calcext:value-type="float">
            <text:p>744.571</text:p>
          </table:table-cell>
          <table:table-cell table:formula="of:=[.K161]-[.D161]" office:value-type="float" office:value="78.571" calcext:value-type="float">
            <text:p>78.57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04.023" calcext:value-type="float">
            <text:p>504.023</text:p>
          </table:table-cell>
          <table:table-cell office:value-type="float" office:value="1001.78" calcext:value-type="float">
            <text:p>1001.78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2]-[.B162]" office:value-type="float" office:value="497.757" calcext:value-type="float">
            <text:p>497.757</text:p>
          </table:table-cell>
          <table:table-cell table:formula="of:=[.K162]-[.D162]" office:value-type="float" office:value="-168.243" calcext:value-type="float">
            <text:p>-168.24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44.087" calcext:value-type="float">
            <text:p>944.087</text:p>
          </table:table-cell>
          <table:table-cell office:value-type="float" office:value="1512.6" calcext:value-type="float">
            <text:p>1512.6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3]-[.B163]" office:value-type="float" office:value="568.513" calcext:value-type="float">
            <text:p>568.513</text:p>
          </table:table-cell>
          <table:table-cell table:formula="of:=[.K163]-[.D163]" office:value-type="float" office:value="-97.4870000000001" calcext:value-type="float">
            <text:p>-97.48700000000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52.215" calcext:value-type="float">
            <text:p>852.215</text:p>
          </table:table-cell>
          <table:table-cell office:value-type="float" office:value="1574.18" calcext:value-type="float">
            <text:p>1574.18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4]-[.B164]" office:value-type="float" office:value="721.965" calcext:value-type="float">
            <text:p>721.965</text:p>
          </table:table-cell>
          <table:table-cell table:formula="of:=[.K164]-[.D164]" office:value-type="float" office:value="55.965" calcext:value-type="float">
            <text:p>55.96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55.497" calcext:value-type="float">
            <text:p>655.497</text:p>
          </table:table-cell>
          <table:table-cell office:value-type="float" office:value="1287.46" calcext:value-type="float">
            <text:p>1287.46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5]-[.B165]" office:value-type="float" office:value="631.963" calcext:value-type="float">
            <text:p>631.963</text:p>
          </table:table-cell>
          <table:table-cell table:formula="of:=[.K165]-[.D165]" office:value-type="float" office:value="-34.0369999999999" calcext:value-type="float">
            <text:p>-34.036999999999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64.375" calcext:value-type="float">
            <text:p>464.375</text:p>
          </table:table-cell>
          <table:table-cell office:value-type="float" office:value="1254.27" calcext:value-type="float">
            <text:p>1254.27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6]-[.B166]" office:value-type="float" office:value="789.895" calcext:value-type="float">
            <text:p>789.895</text:p>
          </table:table-cell>
          <table:table-cell table:formula="of:=[.K166]-[.D166]" office:value-type="float" office:value="123.895" calcext:value-type="float">
            <text:p>123.89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38.535" calcext:value-type="float">
            <text:p>638.535</text:p>
          </table:table-cell>
          <table:table-cell office:value-type="float" office:value="1287.07" calcext:value-type="float">
            <text:p>1287.07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7]-[.B167]" office:value-type="float" office:value="648.535" calcext:value-type="float">
            <text:p>648.535</text:p>
          </table:table-cell>
          <table:table-cell table:formula="of:=[.K167]-[.D167]" office:value-type="float" office:value="-17.465" calcext:value-type="float">
            <text:p>-17.4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88.122" calcext:value-type="float">
            <text:p>588.122</text:p>
          </table:table-cell>
          <table:table-cell office:value-type="float" office:value="1367.96" calcext:value-type="float">
            <text:p>1367.96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8]-[.B168]" office:value-type="float" office:value="779.838" calcext:value-type="float">
            <text:p>779.838</text:p>
          </table:table-cell>
          <table:table-cell table:formula="of:=[.K168]-[.D168]" office:value-type="float" office:value="113.838" calcext:value-type="float">
            <text:p>113.83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25.085" calcext:value-type="float">
            <text:p>625.085</text:p>
          </table:table-cell>
          <table:table-cell office:value-type="float" office:value="1409.73" calcext:value-type="float">
            <text:p>1409.73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9]-[.B169]" office:value-type="float" office:value="784.645" calcext:value-type="float">
            <text:p>784.645</text:p>
          </table:table-cell>
          <table:table-cell table:formula="of:=[.K169]-[.D169]" office:value-type="float" office:value="118.645" calcext:value-type="float">
            <text:p>118.64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60.376" calcext:value-type="float">
            <text:p>760.376</text:p>
          </table:table-cell>
          <table:table-cell office:value-type="float" office:value="1548.32" calcext:value-type="float">
            <text:p>1548.32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0]-[.B170]" office:value-type="float" office:value="787.944" calcext:value-type="float">
            <text:p>787.944</text:p>
          </table:table-cell>
          <table:table-cell table:formula="of:=[.K170]-[.D170]" office:value-type="float" office:value="121.944" calcext:value-type="float">
            <text:p>121.94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17.828" calcext:value-type="float">
            <text:p>617.828</text:p>
          </table:table-cell>
          <table:table-cell office:value-type="float" office:value="1378.9" calcext:value-type="float">
            <text:p>1378.9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1]-[.B171]" office:value-type="float" office:value="761.072" calcext:value-type="float">
            <text:p>761.072</text:p>
          </table:table-cell>
          <table:table-cell table:formula="of:=[.K171]-[.D171]" office:value-type="float" office:value="95.0720000000001" calcext:value-type="float">
            <text:p>95.072000000000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91.993" calcext:value-type="float">
            <text:p>591.993</text:p>
          </table:table-cell>
          <table:table-cell office:value-type="float" office:value="1265.02" calcext:value-type="float">
            <text:p>1265.02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2]-[.B172]" office:value-type="float" office:value="673.027" calcext:value-type="float">
            <text:p>673.027</text:p>
          </table:table-cell>
          <table:table-cell table:formula="of:=[.K172]-[.D172]" office:value-type="float" office:value="7.02699999999993" calcext:value-type="float">
            <text:p>7.0269999999999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60.467" calcext:value-type="float">
            <text:p>560.467</text:p>
          </table:table-cell>
          <table:table-cell office:value-type="float" office:value="1319.02" calcext:value-type="float">
            <text:p>1319.02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3]-[.B173]" office:value-type="float" office:value="758.553" calcext:value-type="float">
            <text:p>758.553</text:p>
          </table:table-cell>
          <table:table-cell table:formula="of:=[.K173]-[.D173]" office:value-type="float" office:value="92.553" calcext:value-type="float">
            <text:p>92.55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75.173" calcext:value-type="float">
            <text:p>875.173</text:p>
          </table:table-cell>
          <table:table-cell office:value-type="float" office:value="1538.35" calcext:value-type="float">
            <text:p>1538.35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4]-[.B174]" office:value-type="float" office:value="663.177" calcext:value-type="float">
            <text:p>663.177</text:p>
          </table:table-cell>
          <table:table-cell table:formula="of:=[.K174]-[.D174]" office:value-type="float" office:value="-2.82300000000009" calcext:value-type="float">
            <text:p>-2.8230000000000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20.735" calcext:value-type="float">
            <text:p>620.735</text:p>
          </table:table-cell>
          <table:table-cell office:value-type="float" office:value="1416.41" calcext:value-type="float">
            <text:p>1416.41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5]-[.B175]" office:value-type="float" office:value="795.675" calcext:value-type="float">
            <text:p>795.675</text:p>
          </table:table-cell>
          <table:table-cell table:formula="of:=[.K175]-[.D175]" office:value-type="float" office:value="129.675" calcext:value-type="float">
            <text:p>129.67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24.889" calcext:value-type="float">
            <text:p>724.889</text:p>
          </table:table-cell>
          <table:table-cell office:value-type="float" office:value="1519.75" calcext:value-type="float">
            <text:p>1519.75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6]-[.B176]" office:value-type="float" office:value="794.861" calcext:value-type="float">
            <text:p>794.861</text:p>
          </table:table-cell>
          <table:table-cell table:formula="of:=[.K176]-[.D176]" office:value-type="float" office:value="128.861" calcext:value-type="float">
            <text:p>128.86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78.397" calcext:value-type="float">
            <text:p>878.397</text:p>
          </table:table-cell>
          <table:table-cell office:value-type="float" office:value="1455.92" calcext:value-type="float">
            <text:p>1455.92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7]-[.B177]" office:value-type="float" office:value="577.523" calcext:value-type="float">
            <text:p>577.523</text:p>
          </table:table-cell>
          <table:table-cell table:formula="of:=[.K177]-[.D177]" office:value-type="float" office:value="-88.477" calcext:value-type="float">
            <text:p>-88.47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10.499" calcext:value-type="float">
            <text:p>610.499</text:p>
          </table:table-cell>
          <table:table-cell office:value-type="float" office:value="1358.04" calcext:value-type="float">
            <text:p>1358.04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8]-[.B178]" office:value-type="float" office:value="747.541" calcext:value-type="float">
            <text:p>747.541</text:p>
          </table:table-cell>
          <table:table-cell table:formula="of:=[.K178]-[.D178]" office:value-type="float" office:value="81.5409999999999" calcext:value-type="float">
            <text:p>81.540999999999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86.851" calcext:value-type="float">
            <text:p>686.851</text:p>
          </table:table-cell>
          <table:table-cell office:value-type="float" office:value="1412.6" calcext:value-type="float">
            <text:p>1412.6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9]-[.B179]" office:value-type="float" office:value="725.749" calcext:value-type="float">
            <text:p>725.749</text:p>
          </table:table-cell>
          <table:table-cell table:formula="of:=[.K179]-[.D179]" office:value-type="float" office:value="59.7489999999999" calcext:value-type="float">
            <text:p>59.748999999999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39.08" calcext:value-type="float">
            <text:p>1039.08</text:p>
          </table:table-cell>
          <table:table-cell office:value-type="float" office:value="1670.07" calcext:value-type="float">
            <text:p>1670.07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80]-[.B180]" office:value-type="float" office:value="630.99" calcext:value-type="float">
            <text:p>630.99</text:p>
          </table:table-cell>
          <table:table-cell table:formula="of:=[.K180]-[.D180]" office:value-type="float" office:value="-35.01" calcext:value-type="float">
            <text:p>-35.0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67.33" calcext:value-type="float">
            <text:p>467.33</text:p>
          </table:table-cell>
          <table:table-cell office:value-type="float" office:value="1122.05" calcext:value-type="float">
            <text:p>1122.05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81]-[.B181]" office:value-type="float" office:value="654.72" calcext:value-type="float">
            <text:p>654.72</text:p>
          </table:table-cell>
          <table:table-cell table:formula="of:=[.K181]-[.D181]" office:value-type="float" office:value="-11.28" calcext:value-type="float">
            <text:p>-11.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26T01:50:23.117814780</dc:date>
    <meta:editing-duration>PT8M48S</meta:editing-duration>
    <meta:editing-cycles>1</meta:editing-cycles>
    <meta:document-statistic meta:table-count="1" meta:cell-count="2172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4.088cm" svg:height="12.034cm" xlink:href=".." xlink:type="simple" chart:class="chart:line" chart:style-name="ch1">
        <chart:legend chart:legend-position="end" svg:x="39.754cm" svg:y="5.22cm" style:legend-expansion="high" chart:style-name="ch2"/>
        <chart:plot-area chart:style-name="ch3" table:cell-range-address="'vt_nicodg_e_2022_05_26_00_45_10_out-times-summary'.D1:'vt_nicodg_e_2022_05_26_00_45_10_out-times-summary'.D181 'vt_nicodg_e_2022_05_26_00_45_10_out-times-summary'.F1:'vt_nicodg_e_2022_05_26_00_45_10_out-times-summary'.F181 'vt_nicodg_e_2022_05_26_00_45_10_out-times-summary'.K1:'vt_nicodg_e_2022_05_26_00_45_10_out-times-summary'.K181" chart:data-source-has-labels="row" svg:x="0.881cm" svg:y="0.24cm" svg:width="37.992cm" svg:height="11.554cm">
          <chartooo:coordinate-region svg:x="1.873cm" svg:y="0.361cm" svg:width="36.272cm" svg:height="10.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vt_nicodg_e_2022_05_26_00_45_10_out-times-summary'.D2:'vt_nicodg_e_2022_05_26_00_45_10_out-times-summary'.D181" chart:label-cell-address="'vt_nicodg_e_2022_05_26_00_45_10_out-times-summary'.D1:'vt_nicodg_e_2022_05_26_00_45_10_out-times-summary'.D1" chart:class="chart:line">
            <chart:data-point chart:repeated="180"/>
          </chart:series>
          <chart:series chart:attached-axis="secondary-y" chart:style-name="ch8" chart:values-cell-range-address="'vt_nicodg_e_2022_05_26_00_45_10_out-times-summary'.F2:'vt_nicodg_e_2022_05_26_00_45_10_out-times-summary'.F181" chart:label-cell-address="'vt_nicodg_e_2022_05_26_00_45_10_out-times-summary'.F1:'vt_nicodg_e_2022_05_26_00_45_10_out-times-summary'.F1" chart:class="chart:line">
            <chart:data-point chart:repeated="180"/>
          </chart:series>
          <chart:series chart:attached-axis="primary-y" chart:style-name="ch9" chart:values-cell-range-address="'vt_nicodg_e_2022_05_26_00_45_10_out-times-summary'.K2:'vt_nicodg_e_2022_05_26_00_45_10_out-times-summary'.K181" chart:label-cell-address="'vt_nicodg_e_2022_05_26_00_45_10_out-times-summary'.K1:'vt_nicodg_e_2022_05_26_00_45_10_out-times-summary'.K1" chart:class="chart:line">
            <chart:data-point chart:repeated="18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iodo</text:p>
                <draw:g>
                  <svg:desc>'vt_nicodg_e_2022_05_26_00_45_10_out-times-summary'.D1:'vt_nicodg_e_2022_05_26_00_45_10_out-times-summary'.D1</svg:desc>
                </draw:g>
              </table:table-cell>
              <table:table-cell office:value-type="string">
                <text:p>vmr prendida</text:p>
                <draw:g>
                  <svg:desc>'vt_nicodg_e_2022_05_26_00_45_10_out-times-summary'.F1:'vt_nicodg_e_2022_05_26_00_45_10_out-times-summary'.F1</svg:desc>
                </draw:g>
              </table:table-cell>
              <table:table-cell office:value-type="string">
                <text:p>periodo reproducido</text:p>
                <draw:g>
                  <svg:desc>'vt_nicodg_e_2022_05_26_00_45_10_out-times-summary'.K1:'vt_nicodg_e_2022_05_26_00_45_10_out-times-summary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3">
                <text:p>333</text:p>
                <draw:g>
                  <svg:desc>'vt_nicodg_e_2022_05_26_00_45_10_out-times-summary'.D2:'vt_nicodg_e_2022_05_26_00_45_10_out-times-summary'.D181</svg:desc>
                </draw:g>
              </table:table-cell>
              <table:table-cell office:value-type="float" office:value="0">
                <text:p>0</text:p>
                <draw:g>
                  <svg:desc>'vt_nicodg_e_2022_05_26_00_45_10_out-times-summary'.F2:'vt_nicodg_e_2022_05_26_00_45_10_out-times-summary'.F181</svg:desc>
                </draw:g>
              </table:table-cell>
              <table:table-cell office:value-type="float" office:value="415.033">
                <text:p>415.033</text:p>
                <draw:g>
                  <svg:desc>'vt_nicodg_e_2022_05_26_00_45_10_out-times-summary'.K2:'vt_nicodg_e_2022_05_26_00_45_10_out-times-summary'.K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98.463">
                <text:p>398.4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29.312">
                <text:p>329.3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56.486">
                <text:p>356.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12.992">
                <text:p>312.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17.122">
                <text:p>417.1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46.365">
                <text:p>346.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76.736">
                <text:p>376.7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12.883">
                <text:p>312.8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57.085">
                <text:p>357.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04.551">
                <text:p>404.5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27.272">
                <text:p>427.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12.506">
                <text:p>412.5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42.694">
                <text:p>442.6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22.42">
                <text:p>422.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82.444">
                <text:p>382.4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67.33">
                <text:p>367.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42.265">
                <text:p>442.2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49.717">
                <text:p>349.7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43.91">
                <text:p>343.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583.42">
                <text:p>583.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697.115">
                <text:p>697.1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627.278">
                <text:p>627.2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470.882">
                <text:p>470.8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721.191">
                <text:p>721.1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524.535">
                <text:p>524.5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557.331">
                <text:p>557.3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435.568">
                <text:p>435.5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476.754">
                <text:p>476.7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441.04">
                <text:p>441.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558.854">
                <text:p>558.8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441.766">
                <text:p>441.7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561.097">
                <text:p>561.0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525.22">
                <text:p>525.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325.229">
                <text:p>325.2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417.348">
                <text:p>417.3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387.992">
                <text:p>387.9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498.367">
                <text:p>498.3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447.718">
                <text:p>447.7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322.349">
                <text:p>322.3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76.969">
                <text:p>376.9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74.59">
                <text:p>374.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28.582">
                <text:p>428.5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95.331">
                <text:p>395.3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56.964">
                <text:p>456.9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50.629">
                <text:p>350.6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65.144">
                <text:p>365.1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75.405">
                <text:p>375.4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04.349">
                <text:p>404.3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74.095">
                <text:p>374.0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04.964">
                <text:p>404.9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64.861">
                <text:p>464.8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529.231">
                <text:p>529.2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80.961">
                <text:p>380.9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77.17">
                <text:p>377.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18.408">
                <text:p>418.4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63.53">
                <text:p>363.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65.024">
                <text:p>465.0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50.847">
                <text:p>350.8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63.299">
                <text:p>363.2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95.506">
                <text:p>395.5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47.25">
                <text:p>447.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04.314">
                <text:p>504.3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21.328">
                <text:p>521.3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6.04">
                <text:p>476.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0.816">
                <text:p>460.8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2.717">
                <text:p>412.7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40.132">
                <text:p>340.1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25.222">
                <text:p>525.2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14.718">
                <text:p>514.7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27.17">
                <text:p>527.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84.529">
                <text:p>484.5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91.716">
                <text:p>491.7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38.191">
                <text:p>538.1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98.689">
                <text:p>498.6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99.539">
                <text:p>499.5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42.956">
                <text:p>442.9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48.212">
                <text:p>448.2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48.002">
                <text:p>348.0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09.95">
                <text:p>409.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470.27">
                <text:p>470.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482.228">
                <text:p>482.2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500.283">
                <text:p>500.2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572.337">
                <text:p>572.3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571.025">
                <text:p>571.0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631.497">
                <text:p>631.4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496.057">
                <text:p>496.0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682.788">
                <text:p>682.7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516.415">
                <text:p>516.4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530.549">
                <text:p>530.5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572.648">
                <text:p>572.6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543.695">
                <text:p>543.6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579.264">
                <text:p>579.2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540.716">
                <text:p>540.7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478.098">
                <text:p>478.0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520.302">
                <text:p>520.3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615.994">
                <text:p>615.9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483.668">
                <text:p>483.6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523.028">
                <text:p>523.0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600.785">
                <text:p>600.7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55.274">
                <text:p>455.2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98.848">
                <text:p>498.8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01.775">
                <text:p>501.7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80.801">
                <text:p>480.8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600.191">
                <text:p>600.1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33.913">
                <text:p>533.9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601.723">
                <text:p>601.7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18.334">
                <text:p>518.3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4.21">
                <text:p>414.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3.164">
                <text:p>463.1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2.357">
                <text:p>462.3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7.357">
                <text:p>477.3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8.513">
                <text:p>438.5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26.797">
                <text:p>426.7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9.131">
                <text:p>469.1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82.745">
                <text:p>482.7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40.31">
                <text:p>540.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95.314">
                <text:p>495.3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3.333">
                <text:p>413.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9.407">
                <text:p>469.4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392.607">
                <text:p>392.6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11.543">
                <text:p>711.5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538.015">
                <text:p>538.0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593.957">
                <text:p>593.9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31.938">
                <text:p>631.9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66.595">
                <text:p>666.5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50.82">
                <text:p>650.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85.944">
                <text:p>785.9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78.31">
                <text:p>678.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599.403">
                <text:p>599.4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47.896">
                <text:p>747.8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08.94">
                <text:p>708.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45.197">
                <text:p>745.1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93.994">
                <text:p>693.9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68.82">
                <text:p>668.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591.263">
                <text:p>591.2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72.84">
                <text:p>772.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79.139">
                <text:p>779.1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41.994">
                <text:p>641.9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82.005">
                <text:p>782.0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454.578">
                <text:p>454.5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852.976">
                <text:p>852.9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777.128">
                <text:p>777.1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632.386">
                <text:p>632.3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703.91">
                <text:p>703.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650.027">
                <text:p>650.0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791.337">
                <text:p>791.3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611.15">
                <text:p>611.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954.859">
                <text:p>954.8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783.24">
                <text:p>783.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841.886">
                <text:p>841.8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849.379">
                <text:p>849.3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883.284">
                <text:p>883.2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964.39">
                <text:p>964.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772.613">
                <text:p>772.6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612.441">
                <text:p>612.4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757.425">
                <text:p>757.4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861.981">
                <text:p>861.9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759.779">
                <text:p>759.7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744.571">
                <text:p>744.5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497.757">
                <text:p>497.7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568.513">
                <text:p>568.5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21.965">
                <text:p>721.9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31.963">
                <text:p>631.9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89.895">
                <text:p>789.8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48.535">
                <text:p>648.5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79.838">
                <text:p>779.8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84.645">
                <text:p>784.6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87.944">
                <text:p>787.9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61.072">
                <text:p>761.0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73.027">
                <text:p>673.0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58.553">
                <text:p>758.5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63.177">
                <text:p>663.1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95.675">
                <text:p>795.6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94.861">
                <text:p>794.8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577.523">
                <text:p>577.5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47.541">
                <text:p>747.5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25.749">
                <text:p>725.7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30.99">
                <text:p>630.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54.72">
                <text:p>654.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2.66cm" svg:height="9cm" xlink:href=".." xlink:type="simple" chart:class="chart:line" chart:style-name="ch1">
        <chart:legend chart:legend-position="end" svg:x="39.332cm" svg:y="3.703cm" style:legend-expansion="high" chart:style-name="ch2"/>
        <chart:plot-area chart:style-name="ch3" table:cell-range-address="'vt_nicodg_e_2022_05_26_00_45_10_out-times-summary'.F1:'vt_nicodg_e_2022_05_26_00_45_10_out-times-summary'.F181 'vt_nicodg_e_2022_05_26_00_45_10_out-times-summary'.H1:'vt_nicodg_e_2022_05_26_00_45_10_out-times-summary'.H181 'vt_nicodg_e_2022_05_26_00_45_10_out-times-summary'.L1:'vt_nicodg_e_2022_05_26_00_45_10_out-times-summary'.L181" chart:data-source-has-labels="row" svg:x="0.853cm" svg:y="0.18cm" svg:width="37.626cm" svg:height="8.64cm">
          <chartooo:coordinate-region svg:x="1.765cm" svg:y="0.379cm" svg:width="35.98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'vt_nicodg_e_2022_05_26_00_45_10_out-times-summary'.F2:'vt_nicodg_e_2022_05_26_00_45_10_out-times-summary'.F181" chart:label-cell-address="'vt_nicodg_e_2022_05_26_00_45_10_out-times-summary'.F1:'vt_nicodg_e_2022_05_26_00_45_10_out-times-summary'.F1" chart:class="chart:line">
            <chart:data-point chart:repeated="180"/>
          </chart:series>
          <chart:series chart:attached-axis="secondary-y" chart:style-name="ch8" chart:values-cell-range-address="'vt_nicodg_e_2022_05_26_00_45_10_out-times-summary'.H2:'vt_nicodg_e_2022_05_26_00_45_10_out-times-summary'.H181" chart:label-cell-address="'vt_nicodg_e_2022_05_26_00_45_10_out-times-summary'.H1:'vt_nicodg_e_2022_05_26_00_45_10_out-times-summary'.H1" chart:class="chart:line">
            <chart:data-point chart:repeated="180"/>
          </chart:series>
          <chart:series chart:attached-axis="primary-y" chart:style-name="ch9" chart:values-cell-range-address="'vt_nicodg_e_2022_05_26_00_45_10_out-times-summary'.L2:'vt_nicodg_e_2022_05_26_00_45_10_out-times-summary'.L181" chart:label-cell-address="'vt_nicodg_e_2022_05_26_00_45_10_out-times-summary'.L1:'vt_nicodg_e_2022_05_26_00_45_10_out-times-summary'.L1" chart:class="chart:line">
            <chart:data-point chart:repeated="18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mr prendida</text:p>
                <draw:g>
                  <svg:desc>'vt_nicodg_e_2022_05_26_00_45_10_out-times-summary'.F1:'vt_nicodg_e_2022_05_26_00_45_10_out-times-summary'.F1</svg:desc>
                </draw:g>
              </table:table-cell>
              <table:table-cell office:value-type="string">
                <text:p>sonido</text:p>
                <draw:g>
                  <svg:desc>'vt_nicodg_e_2022_05_26_00_45_10_out-times-summary'.H1:'vt_nicodg_e_2022_05_26_00_45_10_out-times-summary'.H1</svg:desc>
                </draw:g>
              </table:table-cell>
              <table:table-cell office:value-type="string">
                <text:p>diferencia</text:p>
                <draw:g>
                  <svg:desc>'vt_nicodg_e_2022_05_26_00_45_10_out-times-summary'.L1:'vt_nicodg_e_2022_05_26_00_45_10_out-times-summary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vt_nicodg_e_2022_05_26_00_45_10_out-times-summary'.F2:'vt_nicodg_e_2022_05_26_00_45_10_out-times-summary'.F181</svg:desc>
                </draw:g>
              </table:table-cell>
              <table:table-cell office:value-type="float" office:value="1">
                <text:p>1</text:p>
                <draw:g>
                  <svg:desc>'vt_nicodg_e_2022_05_26_00_45_10_out-times-summary'.H2:'vt_nicodg_e_2022_05_26_00_45_10_out-times-summary'.H181</svg:desc>
                </draw:g>
              </table:table-cell>
              <table:table-cell office:value-type="float" office:value="82.033">
                <text:p>82.033</text:p>
                <draw:g>
                  <svg:desc>'vt_nicodg_e_2022_05_26_00_45_10_out-times-summary'.L2:'vt_nicodg_e_2022_05_26_00_45_10_out-times-summary'.L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5.463">
                <text:p>65.4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3.68800000000004">
                <text:p>-3.68800000000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3.486">
                <text:p>23.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20.008">
                <text:p>-20.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4.1220000000001">
                <text:p>84.122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3.365">
                <text:p>13.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3.736">
                <text:p>43.7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20.1170000000001">
                <text:p>-20.1170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4.0849999999999">
                <text:p>24.084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1.551">
                <text:p>71.5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4.272">
                <text:p>94.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9.506">
                <text:p>79.5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9.694">
                <text:p>109.6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9.4200000000001">
                <text:p>89.420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.444">
                <text:p>49.4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4.33">
                <text:p>34.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9.265">
                <text:p>109.2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6.717">
                <text:p>16.7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.91">
                <text:p>10.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0.42">
                <text:p>250.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64.115">
                <text:p>364.1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4.278">
                <text:p>294.2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7.882">
                <text:p>137.8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88.191">
                <text:p>388.1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1.535">
                <text:p>191.5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24.331">
                <text:p>224.3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2.568">
                <text:p>102.5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3.754">
                <text:p>143.7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8.04">
                <text:p>108.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25.854">
                <text:p>225.8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8.766">
                <text:p>108.7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28.097">
                <text:p>228.0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2.22">
                <text:p>192.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7.77100000000002">
                <text:p>-7.77100000000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4.348">
                <text:p>84.3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4.992">
                <text:p>54.9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5.367">
                <text:p>165.3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4.718">
                <text:p>114.7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10.651">
                <text:p>-10.6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3.9690000000001">
                <text:p>43.9690000000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1.59">
                <text:p>41.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5.582">
                <text:p>95.5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2.331">
                <text:p>62.3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3.964">
                <text:p>123.9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7.629">
                <text:p>17.6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2.144">
                <text:p>32.1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2.405">
                <text:p>42.4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1.349">
                <text:p>71.3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1.095">
                <text:p>41.0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1.9640000000001">
                <text:p>71.964000000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31.861">
                <text:p>131.8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96.231">
                <text:p>196.2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7.961">
                <text:p>47.9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4.1700000000001">
                <text:p>44.1700000000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5.408">
                <text:p>85.4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0.5300000000001">
                <text:p>30.5300000000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32.024">
                <text:p>132.0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7.847">
                <text:p>17.8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0.2990000000001">
                <text:p>30.2990000000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48.494">
                <text:p>-48.4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.25000000000006">
                <text:p>3.250000000000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0.314">
                <text:p>60.3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7.3280000000001">
                <text:p>77.3280000000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2.04">
                <text:p>32.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6.816">
                <text:p>16.8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31.2829999999999">
                <text:p>-31.2829999999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103.868">
                <text:p>-103.8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1.222">
                <text:p>81.2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0.718">
                <text:p>70.7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3.1699999999998">
                <text:p>83.16999999999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0.529">
                <text:p>40.5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7.7160000000001">
                <text:p>47.7160000000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4.191">
                <text:p>94.1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4.689">
                <text:p>54.6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5.539">
                <text:p>55.5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1.04400000000004">
                <text:p>-1.044000000000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.21199999999999">
                <text:p>4.21199999999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95.9980000000001">
                <text:p>-95.9980000000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34.0500000000001">
                <text:p>-34.050000000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6.2700000000001">
                <text:p>26.27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8.2279999999999">
                <text:p>38.2279999999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6.283">
                <text:p>56.2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8.337">
                <text:p>128.3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7.025">
                <text:p>127.0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87.497">
                <text:p>187.4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2.057">
                <text:p>52.0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38.788">
                <text:p>238.7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2.415">
                <text:p>72.4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6.549">
                <text:p>86.5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8.648">
                <text:p>128.6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9.6950000000002">
                <text:p>99.69500000000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5.264">
                <text:p>135.2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6.7159999999999">
                <text:p>96.7159999999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4.098">
                <text:p>34.0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6.302">
                <text:p>76.3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1.994">
                <text:p>171.9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9.668">
                <text:p>39.6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9.0280000000001">
                <text:p>79.0280000000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6.785">
                <text:p>156.7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.274">
                <text:p>11.2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4.848">
                <text:p>54.8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7.7750000000001">
                <text:p>57.77500000000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6.8010000000002">
                <text:p>36.80100000000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6.191">
                <text:p>156.1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9.913">
                <text:p>89.9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7.723">
                <text:p>157.7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4.3340000000001">
                <text:p>74.33400000000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29.79">
                <text:p>-29.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9.1640000000001">
                <text:p>19.16400000000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8.357">
                <text:p>18.3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3.3570000000001">
                <text:p>33.35700000000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5.48699999999997">
                <text:p>-5.486999999999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17.203">
                <text:p>-17.2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5.1310000000001">
                <text:p>25.13100000000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8.745">
                <text:p>38.7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6.31">
                <text:p>96.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1.3140000000001">
                <text:p>51.31400000000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30.667">
                <text:p>-30.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5.4069999999999">
                <text:p>25.40699999999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-273.393">
                <text:p>-273.3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5.543">
                <text:p>45.5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-127.985">
                <text:p>-127.9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-72.043">
                <text:p>-72.0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-34.0619999999999">
                <text:p>-34.06199999999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595000000000027">
                <text:p>0.5950000000000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-15.1799999999998">
                <text:p>-15.17999999999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19.944">
                <text:p>119.9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2.3100000000001">
                <text:p>12.31000000000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-66.5970000000001">
                <text:p>-66.59700000000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1.896">
                <text:p>81.8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2.9399999999999">
                <text:p>42.93999999999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9.1969999999999">
                <text:p>79.19699999999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7.9939999999999">
                <text:p>27.99399999999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.82000000000005">
                <text:p>2.820000000000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-74.7370000000001">
                <text:p>-74.73700000000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6.84">
                <text:p>106.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13.139">
                <text:p>113.1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-24.006">
                <text:p>-24.0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16.005">
                <text:p>116.0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-211.422">
                <text:p>-211.4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86.976">
                <text:p>186.9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11.128">
                <text:p>111.1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-33.614">
                <text:p>-33.6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7.91">
                <text:p>37.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-15.9730000000001">
                <text:p>-15.97300000000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25.337">
                <text:p>125.3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-54.85">
                <text:p>-54.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88.859">
                <text:p>288.8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17.24">
                <text:p>117.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75.886">
                <text:p>175.8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83.379">
                <text:p>183.3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17.284">
                <text:p>217.2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98.39">
                <text:p>298.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06.613">
                <text:p>106.6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-53.5589999999999">
                <text:p>-53.55899999999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1.4250000000001">
                <text:p>91.42500000000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95.981">
                <text:p>195.9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3.7790000000001">
                <text:p>93.77900000000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78.571">
                <text:p>78.5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-168.243">
                <text:p>-168.2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-97.4870000000001">
                <text:p>-97.48700000000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5.965">
                <text:p>55.9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-34.0369999999999">
                <text:p>-34.03699999999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23.895">
                <text:p>123.8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-17.465">
                <text:p>-17.4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13.838">
                <text:p>113.8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18.645">
                <text:p>118.6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21.944">
                <text:p>121.9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95.0720000000001">
                <text:p>95.07200000000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.02699999999993">
                <text:p>7.026999999999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92.553">
                <text:p>92.5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-2.82300000000009">
                <text:p>-2.823000000000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29.675">
                <text:p>129.6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28.861">
                <text:p>128.8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-88.477">
                <text:p>-88.4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1.5409999999999">
                <text:p>81.54099999999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9.7489999999999">
                <text:p>59.748999999999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-35.01">
                <text:p>-35.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-11.28">
                <text:p>-11.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